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36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A6A6A6"/>
    </style:style>
    <style:style style:name="ce11" style:family="table-cell" style:parent-style-name="Default" style:data-style-name="N36">
      <style:table-cell-properties fo:border="thin solid #000000" fo:background-color="#A6A6A6"/>
    </style:style>
    <style:style style:name="ce12" style:family="table-cell" style:parent-style-name="Default" style:data-style-name="N3">
      <style:table-cell-properties fo:border="thin solid #00000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3" table:default-cell-style-name="ce1"/>
        <table:table-column table:style-name="co5" table:number-columns-repeated="994" table:default-cell-style-name="ce1"/>
        <table:table-column table:style-name="co6" table:default-cell-style-name="ce1"/>
        <table:table-column table:style-name="co5" table:number-columns-repeated="11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15362" table:default-cell-style-name="ce1"/>
        <table:table-row table:style-name="ro1">
          <table:table-cell office:value-type="string" table:number-columns-spanned="14" table:number-rows-spanned="1" table:style-name="ce13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4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5 a DEZ/2015</text:p>
          </table:table-cell>
          <table:table-cell table:number-columns-repeated="12" table:style-name="ce1"/>
          <table:table-cell table:style-name="ce3"/>
          <table:table-cell table:number-columns-repeated="1637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2" table:style-name="ce1"/>
          <table:table-cell office:value-type="string" table:style-name="ce3">
            <text:p>Atualizado em 15/04/2016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5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5-01</text:p>
          </table:table-cell>
          <table:table-cell office:value-type="string" table:style-name="ce7">
            <text:p>2015-02</text:p>
          </table:table-cell>
          <table:table-cell office:value-type="string" table:style-name="ce7">
            <text:p>2015-03</text:p>
          </table:table-cell>
          <table:table-cell office:value-type="string" table:style-name="ce7">
            <text:p>2015-04</text:p>
          </table:table-cell>
          <table:table-cell office:value-type="string" table:style-name="ce7">
            <text:p>2015-05</text:p>
          </table:table-cell>
          <table:table-cell office:value-type="string" table:style-name="ce7">
            <text:p>2015-06</text:p>
          </table:table-cell>
          <table:table-cell office:value-type="string" table:style-name="ce7">
            <text:p>2015-07</text:p>
          </table:table-cell>
          <table:table-cell office:value-type="string" table:style-name="ce7">
            <text:p>2015-08</text:p>
          </table:table-cell>
          <table:table-cell office:value-type="string" table:style-name="ce7">
            <text:p>2015-09</text:p>
          </table:table-cell>
          <table:table-cell office:value-type="string" table:style-name="ce7">
            <text:p>2015-10</text:p>
          </table:table-cell>
          <table:table-cell office:value-type="string" table:style-name="ce7">
            <text:p>2015-11</text:p>
          </table:table-cell>
          <table:table-cell office:value-type="string" table:style-name="ce7">
            <text:p>2015-1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4.4444444444444" table:style-name="ce9">
            <text:p>94,444</text:p>
          </table:table-cell>
          <table:table-cell office:value-type="float" office:value="94.753086419753103" table:style-name="ce9">
            <text:p>94,753</text:p>
          </table:table-cell>
          <table:table-cell office:value-type="float" office:value="88.554578575644697" table:style-name="ce9">
            <text:p>88,555</text:p>
          </table:table-cell>
          <table:table-cell office:value-type="float" office:value="100" table:style-name="ce9">
            <text:p>100,000</text:p>
          </table:table-cell>
          <table:table-cell office:value-type="float" office:value="93.713450292397695" table:style-name="ce9">
            <text:p>93,713</text:p>
          </table:table-cell>
          <table:table-cell office:value-type="float" office:value="100" table:style-name="ce9">
            <text:p>100,000</text:p>
          </table:table-cell>
          <table:table-cell office:value-type="float" office:value="93.716931216931201" table:style-name="ce9">
            <text:p>93,717</text:p>
          </table:table-cell>
          <table:table-cell office:value-type="float" office:value="88.170731707317103" table:style-name="ce9">
            <text:p>88,171</text:p>
          </table:table-cell>
          <table:table-cell office:value-type="float" office:value="94.921875" table:style-name="ce9">
            <text:p>94,922</text:p>
          </table:table-cell>
          <table:table-cell office:value-type="float" office:value="94.516594516594495" table:style-name="ce9">
            <text:p>94,517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7.174961039104204" table:style-name="ce9">
            <text:p>97,175</text:p>
          </table:table-cell>
          <table:table-cell office:value-type="float" office:value="92.770772787797796" table:style-name="ce9">
            <text:p>92,771</text:p>
          </table:table-cell>
          <table:table-cell office:value-type="float" office:value="80.768790424496402" table:style-name="ce9">
            <text:p>80,769</text:p>
          </table:table-cell>
          <table:table-cell office:value-type="float" office:value="74.110162079583006" table:style-name="ce9">
            <text:p>74,110</text:p>
          </table:table-cell>
          <table:table-cell office:value-type="float" office:value="70.568081827881301" table:style-name="ce9">
            <text:p>70,568</text:p>
          </table:table-cell>
          <table:table-cell office:value-type="float" office:value="62.421042242301098" table:style-name="ce9">
            <text:p>62,421</text:p>
          </table:table-cell>
          <table:table-cell office:value-type="float" office:value="61.999371106815303" table:style-name="ce9">
            <text:p>61,999</text:p>
          </table:table-cell>
          <table:table-cell office:value-type="float" office:value="69.123804501159398" table:style-name="ce9">
            <text:p>69,124</text:p>
          </table:table-cell>
          <table:table-cell office:value-type="float" office:value="80.022904048142607" table:style-name="ce9">
            <text:p>80,023</text:p>
          </table:table-cell>
          <table:table-cell office:value-type="float" office:value="80.475035668677805" table:style-name="ce9">
            <text:p>80,475</text:p>
          </table:table-cell>
          <table:table-cell office:value-type="float" office:value="83.168975128280707" table:style-name="ce9">
            <text:p>83,169</text:p>
          </table:table-cell>
          <table:table-cell office:value-type="float" office:value="84.820999999999998" table:style-name="ce9">
            <text:p>84,82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4.689698605801297" table:style-name="ce9">
            <text:p>84,690</text:p>
          </table:table-cell>
          <table:table-cell office:value-type="float" office:value="82.368740532256695" table:style-name="ce9">
            <text:p>82,369</text:p>
          </table:table-cell>
          <table:table-cell office:value-type="float" office:value="64.3502498672445" table:style-name="ce9">
            <text:p>64,350</text:p>
          </table:table-cell>
          <table:table-cell office:value-type="float" office:value="70.578205222245003" table:style-name="ce9">
            <text:p>70,578</text:p>
          </table:table-cell>
          <table:table-cell office:value-type="float" office:value="72.412032257216694" table:style-name="ce9">
            <text:p>72,412</text:p>
          </table:table-cell>
          <table:table-cell office:value-type="float" office:value="76.4139636284483" table:style-name="ce9">
            <text:p>76,414</text:p>
          </table:table-cell>
          <table:table-cell office:value-type="float" office:value="75.0709825113194" table:style-name="ce9">
            <text:p>75,071</text:p>
          </table:table-cell>
          <table:table-cell office:value-type="float" office:value="79.335796116809206" table:style-name="ce9">
            <text:p>79,336</text:p>
          </table:table-cell>
          <table:table-cell office:value-type="float" office:value="80.619003168545603" table:style-name="ce9">
            <text:p>80,619</text:p>
          </table:table-cell>
          <table:table-cell office:value-type="float" office:value="78.598354528614806" table:style-name="ce9">
            <text:p>78,598</text:p>
          </table:table-cell>
          <table:table-cell office:value-type="float" office:value="79.522077193075404" table:style-name="ce9">
            <text:p>79,522</text:p>
          </table:table-cell>
          <table:table-cell office:value-type="float" office:value="76.820999999999998" table:style-name="ce9">
            <text:p>76,82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44.531337262563902" table:style-name="ce9">
            <text:p>44,531</text:p>
          </table:table-cell>
          <table:table-cell office:value-type="float" office:value="26.1866301449773" table:style-name="ce9">
            <text:p>26,187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4.4072793230324301" table:style-name="ce9">
            <text:p>4,407</text:p>
          </table:table-cell>
          <table:table-cell office:value-type="float" office:value="12.344184548108" table:style-name="ce9">
            <text:p>12,344</text:p>
          </table:table-cell>
          <table:table-cell office:value-type="float" office:value="14.550190542156701" table:style-name="ce9">
            <text:p>14,550</text:p>
          </table:table-cell>
          <table:table-cell office:value-type="float" office:value="13.599" table:style-name="ce9">
            <text:p>13,59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3.4895833333333" table:style-name="ce9">
            <text:p>93,490</text:p>
          </table:table-cell>
          <table:table-cell office:value-type="float" office:value="100" table:style-name="ce9">
            <text:p>100,000</text:p>
          </table:table-cell>
          <table:table-cell office:value-type="float" office:value="82.977207977207996" table:style-name="ce9">
            <text:p>82,977</text:p>
          </table:table-cell>
          <table:table-cell office:value-type="float" office:value="93.269230769230802" table:style-name="ce9">
            <text:p>93,269</text:p>
          </table:table-cell>
          <table:table-cell office:value-type="float" office:value="86.636904761904802" table:style-name="ce9">
            <text:p>86,637</text:p>
          </table:table-cell>
          <table:table-cell office:value-type="float" office:value="94.140625" table:style-name="ce9">
            <text:p>94,141</text:p>
          </table:table-cell>
          <table:table-cell office:value-type="float" office:value="92.647058823529406" table:style-name="ce9">
            <text:p>92,647</text:p>
          </table:table-cell>
          <table:table-cell office:value-type="float" office:value="86.290737564322498" table:style-name="ce9">
            <text:p>86,291</text:p>
          </table:table-cell>
          <table:table-cell office:value-type="float" office:value="79.758986928104605" table:style-name="ce9">
            <text:p>79,759</text:p>
          </table:table-cell>
          <table:table-cell office:value-type="float" office:value="100" table:style-name="ce9">
            <text:p>100,000</text:p>
          </table:table-cell>
          <table:table-cell office:value-type="float" office:value="78.313394323246499" table:style-name="ce9">
            <text:p>78,313</text:p>
          </table:table-cell>
          <table:table-cell office:value-type="float" office:value="93.59" table:style-name="ce9">
            <text:p>93,59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0.437516930031606" table:style-name="ce9">
            <text:p>90,438</text:p>
          </table:table-cell>
          <table:table-cell office:value-type="float" office:value="89.8612535315266" table:style-name="ce9">
            <text:p>89,861</text:p>
          </table:table-cell>
          <table:table-cell office:value-type="float" office:value="73.739181478144502" table:style-name="ce9">
            <text:p>73,739</text:p>
          </table:table-cell>
          <table:table-cell office:value-type="float" office:value="86.401041600905202" table:style-name="ce9">
            <text:p>86,401</text:p>
          </table:table-cell>
          <table:table-cell office:value-type="float" office:value="77.073929569159503" table:style-name="ce9">
            <text:p>77,074</text:p>
          </table:table-cell>
          <table:table-cell office:value-type="float" office:value="74.110211973063798" table:style-name="ce9">
            <text:p>74,110</text:p>
          </table:table-cell>
          <table:table-cell office:value-type="float" office:value="75.568295286299602" table:style-name="ce9">
            <text:p>75,568</text:p>
          </table:table-cell>
          <table:table-cell office:value-type="float" office:value="77.602266236158499" table:style-name="ce9">
            <text:p>77,602</text:p>
          </table:table-cell>
          <table:table-cell office:value-type="float" office:value="73.6948895218015" table:style-name="ce9">
            <text:p>73,695</text:p>
          </table:table-cell>
          <table:table-cell office:value-type="float" office:value="76.837518236965394" table:style-name="ce9">
            <text:p>76,838</text:p>
          </table:table-cell>
          <table:table-cell office:value-type="float" office:value="69.800472186148198" table:style-name="ce9">
            <text:p>69,800</text:p>
          </table:table-cell>
          <table:table-cell office:value-type="float" office:value="79.167000000000002" table:style-name="ce9">
            <text:p>79,16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6.839636523461706" table:style-name="ce9">
            <text:p>66,840</text:p>
          </table:table-cell>
          <table:table-cell office:value-type="float" office:value="47.555229005004499" table:style-name="ce9">
            <text:p>47,555</text:p>
          </table:table-cell>
          <table:table-cell office:value-type="float" office:value="17.583334784838701" table:style-name="ce9">
            <text:p>17,583</text:p>
          </table:table-cell>
          <table:table-cell office:value-type="float" office:value="9.2717010050396205" table:style-name="ce9">
            <text:p>9,272</text:p>
          </table:table-cell>
          <table:table-cell office:value-type="float" office:value="50.360629455857499" table:style-name="ce9">
            <text:p>50,361</text:p>
          </table:table-cell>
          <table:table-cell office:value-type="float" office:value="61.164499342491403" table:style-name="ce9">
            <text:p>61,164</text:p>
          </table:table-cell>
          <table:table-cell office:value-type="float" office:value="55.067632874176098" table:style-name="ce9">
            <text:p>55,068</text:p>
          </table:table-cell>
          <table:table-cell office:value-type="float" office:value="57.994318789469602" table:style-name="ce9">
            <text:p>57,994</text:p>
          </table:table-cell>
          <table:table-cell office:value-type="float" office:value="50.532766510731598" table:style-name="ce9">
            <text:p>50,533</text:p>
          </table:table-cell>
          <table:table-cell office:value-type="float" office:value="54.812708022957302" table:style-name="ce9">
            <text:p>54,813</text:p>
          </table:table-cell>
          <table:table-cell office:value-type="float" office:value="48.187945494240402" table:style-name="ce9">
            <text:p>48,188</text:p>
          </table:table-cell>
          <table:table-cell office:value-type="float" office:value="58.701999999999998" table:style-name="ce9">
            <text:p>58,702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17252381326287899" table:style-name="ce9">
            <text:p>0,173</text:p>
          </table:table-cell>
          <table:table-cell office:value-type="float" office:value="0.23465405908067799" table:style-name="ce9">
            <text:p>0,235</text:p>
          </table:table-cell>
          <table:table-cell office:value-type="float" office:value="0.33453904525371397" table:style-name="ce9">
            <text:p>0,335</text:p>
          </table:table-cell>
          <table:table-cell office:value-type="float" office:value="0.32045230169990802" table:style-name="ce9">
            <text:p>0,320</text:p>
          </table:table-cell>
          <table:table-cell office:value-type="float" office:value="0.244419621321109" table:style-name="ce9">
            <text:p>0,244</text:p>
          </table:table-cell>
          <table:table-cell office:value-type="float" office:value="0.20185471373477101" table:style-name="ce9">
            <text:p>0,202</text:p>
          </table:table-cell>
          <table:table-cell office:value-type="float" office:value="0.20012579335582401" table:style-name="ce9">
            <text:p>0,200</text:p>
          </table:table-cell>
          <table:table-cell office:value-type="float" office:value="0.21631569006287901" table:style-name="ce9">
            <text:p>0,216</text:p>
          </table:table-cell>
          <table:table-cell office:value-type="float" office:value="0.27087911913496399" table:style-name="ce9">
            <text:p>0,271</text:p>
          </table:table-cell>
          <table:table-cell office:value-type="float" office:value="0.24356528973198299" table:style-name="ce9">
            <text:p>0,244</text:p>
          </table:table-cell>
          <table:table-cell office:value-type="float" office:value="0.23061492046944401" table:style-name="ce9">
            <text:p>0,231</text:p>
          </table:table-cell>
          <table:table-cell office:value-type="float" office:value="0.22600000000000001" table:style-name="ce9">
            <text:p>0,226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Índice de Reclamações</text:p>
          </table:table-cell>
          <table:table-cell office:value-type="float" office:value="0.46170140259224901" table:style-name="ce9">
            <text:p>0,462</text:p>
          </table:table-cell>
          <table:table-cell office:value-type="float" office:value="0.62025217963928003" table:style-name="ce9">
            <text:p>0,620</text:p>
          </table:table-cell>
          <table:table-cell office:value-type="float" office:value="0.83845611893529004" table:style-name="ce9">
            <text:p>0,838</text:p>
          </table:table-cell>
          <table:table-cell office:value-type="float" office:value="0.90524206309668998" table:style-name="ce9">
            <text:p>0,905</text:p>
          </table:table-cell>
          <table:table-cell office:value-type="float" office:value="1.1321061489173501" table:style-name="ce9">
            <text:p>1,132</text:p>
          </table:table-cell>
          <table:table-cell office:value-type="float" office:value="1.20914366739389" table:style-name="ce9">
            <text:p>1,209</text:p>
          </table:table-cell>
          <table:table-cell office:value-type="float" office:value="1.2585647288485899" table:style-name="ce9">
            <text:p>1,259</text:p>
          </table:table-cell>
          <table:table-cell office:value-type="float" office:value="1.1027767999046501" table:style-name="ce9">
            <text:p>1,103</text:p>
          </table:table-cell>
          <table:table-cell office:value-type="float" office:value="1.0791754542668699" table:style-name="ce9">
            <text:p>1,079</text:p>
          </table:table-cell>
          <table:table-cell office:value-type="float" office:value="1.0628987159276" table:style-name="ce9">
            <text:p>1,063</text:p>
          </table:table-cell>
          <table:table-cell office:value-type="float" office:value="0.96591689538189596" table:style-name="ce9">
            <text:p>0,966</text:p>
          </table:table-cell>
          <table:table-cell office:value-type="float" office:value="0.90600000000000003" table:style-name="ce9">
            <text:p>0,906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Índice de Reclamações</text:p>
          </table:table-cell>
          <table:table-cell office:value-type="float" office:value="0.91117085019115396" table:style-name="ce9">
            <text:p>0,911</text:p>
          </table:table-cell>
          <table:table-cell office:value-type="float" office:value="0.99472534083875896" table:style-name="ce9">
            <text:p>0,995</text:p>
          </table:table-cell>
          <table:table-cell office:value-type="float" office:value="1.6433910047792" table:style-name="ce9">
            <text:p>1,643</text:p>
          </table:table-cell>
          <table:table-cell office:value-type="float" office:value="1.41918461199918" table:style-name="ce9">
            <text:p>1,419</text:p>
          </table:table-cell>
          <table:table-cell office:value-type="float" office:value="1.3531668387402001" table:style-name="ce9">
            <text:p>1,353</text:p>
          </table:table-cell>
          <table:table-cell office:value-type="float" office:value="1.2090973093758599" table:style-name="ce9">
            <text:p>1,209</text:p>
          </table:table-cell>
          <table:table-cell office:value-type="float" office:value="1.2574446295924999" table:style-name="ce9">
            <text:p>1,257</text:p>
          </table:table-cell>
          <table:table-cell office:value-type="float" office:value="1.1039113397948701" table:style-name="ce9">
            <text:p>1,104</text:p>
          </table:table-cell>
          <table:table-cell office:value-type="float" office:value="1.0577158859323601" table:style-name="ce9">
            <text:p>1,058</text:p>
          </table:table-cell>
          <table:table-cell office:value-type="float" office:value="1.1304592369698701" table:style-name="ce9">
            <text:p>1,130</text:p>
          </table:table-cell>
          <table:table-cell office:value-type="float" office:value="1.09720522104928" table:style-name="ce9">
            <text:p>1,097</text:p>
          </table:table-cell>
          <table:table-cell office:value-type="float" office:value="1.194" table:style-name="ce9">
            <text:p>1,194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1.9545724072803901" table:style-name="ce9">
            <text:p>1,955</text:p>
          </table:table-cell>
          <table:table-cell office:value-type="float" office:value="2.5149529713439698" table:style-name="ce9">
            <text:p>2,515</text:p>
          </table:table-cell>
          <table:table-cell office:value-type="float" office:value="3.80971566795405" table:style-name="ce9">
            <text:p>3,810</text:p>
          </table:table-cell>
          <table:table-cell office:value-type="float" office:value="3.6100469189200699" table:style-name="ce9">
            <text:p>3,610</text:p>
          </table:table-cell>
          <table:table-cell office:value-type="float" office:value="3.7893648570629099" table:style-name="ce9">
            <text:p>3,789</text:p>
          </table:table-cell>
          <table:table-cell office:value-type="float" office:value="3.5079117925237799" table:style-name="ce9">
            <text:p>3,508</text:p>
          </table:table-cell>
          <table:table-cell office:value-type="float" office:value="3.92981816245659" table:style-name="ce9">
            <text:p>3,930</text:p>
          </table:table-cell>
          <table:table-cell office:value-type="float" office:value="3.4173437293117401" table:style-name="ce9">
            <text:p>3,417</text:p>
          </table:table-cell>
          <table:table-cell office:value-type="float" office:value="3.2818632776028398" table:style-name="ce9">
            <text:p>3,282</text:p>
          </table:table-cell>
          <table:table-cell office:value-type="float" office:value="3.0653768802646599" table:style-name="ce9">
            <text:p>3,065</text:p>
          </table:table-cell>
          <table:table-cell office:value-type="float" office:value="2.98505264572497" table:style-name="ce9">
            <text:p>2,985</text:p>
          </table:table-cell>
          <table:table-cell office:value-type="float" office:value="3.0219999999999998" table:style-name="ce9">
            <text:p>3,02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0.21691973969631201" table:style-name="ce9">
            <text:p>0,217</text:p>
          </table:table-cell>
          <table:table-cell office:value-type="float" office:value="0.25116923609908198" table:style-name="ce9">
            <text:p>0,251</text:p>
          </table:table-cell>
          <table:table-cell office:value-type="float" office:value="0.30921061107747" table:style-name="ce9">
            <text:p>0,309</text:p>
          </table:table-cell>
          <table:table-cell office:value-type="float" office:value="0.2810507892843" table:style-name="ce9">
            <text:p>0,281</text:p>
          </table:table-cell>
          <table:table-cell office:value-type="float" office:value="0.25353898161842398" table:style-name="ce9">
            <text:p>0,254</text:p>
          </table:table-cell>
          <table:table-cell office:value-type="float" office:value="0.13870674871381" table:style-name="ce9">
            <text:p>0,139</text:p>
          </table:table-cell>
          <table:table-cell office:value-type="float" office:value="0.214482172746465" table:style-name="ce9">
            <text:p>0,214</text:p>
          </table:table-cell>
          <table:table-cell office:value-type="float" office:value="0.23063794455463801" table:style-name="ce9">
            <text:p>0,231</text:p>
          </table:table-cell>
          <table:table-cell office:value-type="float" office:value="0.21292940763873799" table:style-name="ce9">
            <text:p>0,213</text:p>
          </table:table-cell>
          <table:table-cell office:value-type="float" office:value="0.17443454136175199" table:style-name="ce9">
            <text:p>0,174</text:p>
          </table:table-cell>
          <table:table-cell office:value-type="float" office:value="0.23933810634039701" table:style-name="ce9">
            <text:p>0,239</text:p>
          </table:table-cell>
          <table:table-cell office:value-type="float" office:value="0.214" table:style-name="ce9">
            <text:p>0,214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0.70424939051886304" table:style-name="ce9">
            <text:p>0,704</text:p>
          </table:table-cell>
          <table:table-cell office:value-type="float" office:value="0.72499487286504305" table:style-name="ce9">
            <text:p>0,725</text:p>
          </table:table-cell>
          <table:table-cell office:value-type="float" office:value="1.3053894667868" table:style-name="ce9">
            <text:p>1,305</text:p>
          </table:table-cell>
          <table:table-cell office:value-type="float" office:value="0.84956250236741104" table:style-name="ce9">
            <text:p>0,850</text:p>
          </table:table-cell>
          <table:table-cell office:value-type="float" office:value="0.93869424020824599" table:style-name="ce9">
            <text:p>0,939</text:p>
          </table:table-cell>
          <table:table-cell office:value-type="float" office:value="1.1099935340182501" table:style-name="ce9">
            <text:p>1,110</text:p>
          </table:table-cell>
          <table:table-cell office:value-type="float" office:value="1.23954136969321" table:style-name="ce9">
            <text:p>1,240</text:p>
          </table:table-cell>
          <table:table-cell office:value-type="float" office:value="1.16631841549829" table:style-name="ce9">
            <text:p>1,166</text:p>
          </table:table-cell>
          <table:table-cell office:value-type="float" office:value="1.3069839772151499" table:style-name="ce9">
            <text:p>1,307</text:p>
          </table:table-cell>
          <table:table-cell office:value-type="float" office:value="1.1938493434692501" table:style-name="ce9">
            <text:p>1,194</text:p>
          </table:table-cell>
          <table:table-cell office:value-type="float" office:value="1.4471830012986699" table:style-name="ce9">
            <text:p>1,447</text:p>
          </table:table-cell>
          <table:table-cell office:value-type="float" office:value="1.1100000000000001" table:style-name="ce9">
            <text:p>1,11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1.0176054119148401" table:style-name="ce9">
            <text:p>1,018</text:p>
          </table:table-cell>
          <table:table-cell office:value-type="float" office:value="1.30852521394321" table:style-name="ce9">
            <text:p>1,309</text:p>
          </table:table-cell>
          <table:table-cell office:value-type="float" office:value="1.92510148478148" table:style-name="ce9">
            <text:p>1,925</text:p>
          </table:table-cell>
          <table:table-cell office:value-type="float" office:value="1.7203246144658499" table:style-name="ce9">
            <text:p>1,720</text:p>
          </table:table-cell>
          <table:table-cell office:value-type="float" office:value="1.4968261178748199" table:style-name="ce9">
            <text:p>1,497</text:p>
          </table:table-cell>
          <table:table-cell office:value-type="float" office:value="1.4835298793337801" table:style-name="ce9">
            <text:p>1,484</text:p>
          </table:table-cell>
          <table:table-cell office:value-type="float" office:value="1.7104283567479599" table:style-name="ce9">
            <text:p>1,710</text:p>
          </table:table-cell>
          <table:table-cell office:value-type="float" office:value="1.6093166004597901" table:style-name="ce9">
            <text:p>1,609</text:p>
          </table:table-cell>
          <table:table-cell office:value-type="float" office:value="1.8764840903957101" table:style-name="ce9">
            <text:p>1,876</text:p>
          </table:table-cell>
          <table:table-cell office:value-type="float" office:value="1.9867425111735399" table:style-name="ce9">
            <text:p>1,987</text:p>
          </table:table-cell>
          <table:table-cell office:value-type="float" office:value="1.81692379083526" table:style-name="ce9">
            <text:p>1,817</text:p>
          </table:table-cell>
          <table:table-cell office:value-type="float" office:value="1.645" table:style-name="ce9">
            <text:p>1,645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904223" table:style-name="ce12">
            <text:p>904.223</text:p>
          </table:table-cell>
          <table:table-cell office:value-type="float" office:value="920504" table:style-name="ce12">
            <text:p>920.504</text:p>
          </table:table-cell>
          <table:table-cell office:value-type="float" office:value="923659" table:style-name="ce12">
            <text:p>923.659</text:p>
          </table:table-cell>
          <table:table-cell office:value-type="float" office:value="926815" table:style-name="ce12">
            <text:p>926.815</text:p>
          </table:table-cell>
          <table:table-cell office:value-type="float" office:value="932822" table:style-name="ce12">
            <text:p>932.822</text:p>
          </table:table-cell>
          <table:table-cell office:value-type="float" office:value="936317" table:style-name="ce12">
            <text:p>936.317</text:p>
          </table:table-cell>
          <table:table-cell office:value-type="float" office:value="944406" table:style-name="ce12">
            <text:p>944.406</text:p>
          </table:table-cell>
          <table:table-cell office:value-type="float" office:value="947689" table:style-name="ce12">
            <text:p>947.689</text:p>
          </table:table-cell>
          <table:table-cell office:value-type="float" office:value="945071" table:style-name="ce12">
            <text:p>945.071</text:p>
          </table:table-cell>
          <table:table-cell office:value-type="float" office:value="948411" table:style-name="ce12">
            <text:p>948.411</text:p>
          </table:table-cell>
          <table:table-cell office:value-type="float" office:value="949635" table:style-name="ce12">
            <text:p>949.635</text:p>
          </table:table-cell>
          <table:table-cell office:value-type="float" office:value="947069" table:style-name="ce12">
            <text:p>947.06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1693705" table:style-name="ce12">
            <text:p>11.693.705</text:p>
          </table:table-cell>
          <table:table-cell office:value-type="float" office:value="11733937" table:style-name="ce12">
            <text:p>11.733.937</text:p>
          </table:table-cell>
          <table:table-cell office:value-type="float" office:value="11731085" table:style-name="ce12">
            <text:p>11.731.085</text:p>
          </table:table-cell>
          <table:table-cell office:value-type="float" office:value="11833299" table:style-name="ce12">
            <text:p>11.833.299</text:p>
          </table:table-cell>
          <table:table-cell office:value-type="float" office:value="11796597" table:style-name="ce12">
            <text:p>11.796.597</text:p>
          </table:table-cell>
          <table:table-cell office:value-type="float" office:value="11757908" table:style-name="ce12">
            <text:p>11.757.908</text:p>
          </table:table-cell>
          <table:table-cell office:value-type="float" office:value="11589392" table:style-name="ce12">
            <text:p>11.589.392</text:p>
          </table:table-cell>
          <table:table-cell office:value-type="float" office:value="11612504" table:style-name="ce12">
            <text:p>11.612.504</text:p>
          </table:table-cell>
          <table:table-cell office:value-type="float" office:value="11636662" table:style-name="ce12">
            <text:p>11.636.662</text:p>
          </table:table-cell>
          <table:table-cell office:value-type="float" office:value="11636104" table:style-name="ce12">
            <text:p>11.636.104</text:p>
          </table:table-cell>
          <table:table-cell office:value-type="float" office:value="11575530" table:style-name="ce12">
            <text:p>11.575.530</text:p>
          </table:table-cell>
          <table:table-cell office:value-type="float" office:value="11622227" table:style-name="ce12">
            <text:p>11.622.22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4596284" table:style-name="ce12">
            <text:p>4.596.284</text:p>
          </table:table-cell>
          <table:table-cell office:value-type="float" office:value="4627408" table:style-name="ce12">
            <text:p>4.627.408</text:p>
          </table:table-cell>
          <table:table-cell office:value-type="float" office:value="4669613" table:style-name="ce12">
            <text:p>4.669.613</text:p>
          </table:table-cell>
          <table:table-cell office:value-type="float" office:value="4703405" table:style-name="ce12">
            <text:p>4.703.405</text:p>
          </table:table-cell>
          <table:table-cell office:value-type="float" office:value="4739253" table:style-name="ce12">
            <text:p>4.739.253</text:p>
          </table:table-cell>
          <table:table-cell office:value-type="float" office:value="4769674" table:style-name="ce12">
            <text:p>4.769.674</text:p>
          </table:table-cell>
          <table:table-cell office:value-type="float" office:value="4808164" table:style-name="ce12">
            <text:p>4.808.164</text:p>
          </table:table-cell>
          <table:table-cell office:value-type="float" office:value="4837345" table:style-name="ce12">
            <text:p>4.837.345</text:p>
          </table:table-cell>
          <table:table-cell office:value-type="float" office:value="4852910" table:style-name="ce12">
            <text:p>4.852.910</text:p>
          </table:table-cell>
          <table:table-cell office:value-type="float" office:value="4857318" table:style-name="ce12">
            <text:p>4.857.318</text:p>
          </table:table-cell>
          <table:table-cell office:value-type="float" office:value="4831366" table:style-name="ce12">
            <text:p>4.831.366</text:p>
          </table:table-cell>
          <table:table-cell office:value-type="float" office:value="4679962" table:style-name="ce12">
            <text:p>4.679.96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5663784" table:style-name="ce12">
            <text:p>15.663.784</text:p>
          </table:table-cell>
          <table:table-cell office:value-type="float" office:value="16069883" table:style-name="ce12">
            <text:p>16.069.883</text:p>
          </table:table-cell>
          <table:table-cell office:value-type="float" office:value="16629325" table:style-name="ce12">
            <text:p>16.629.325</text:p>
          </table:table-cell>
          <table:table-cell office:value-type="float" office:value="15996745" table:style-name="ce12">
            <text:p>15.996.745</text:p>
          </table:table-cell>
          <table:table-cell office:value-type="float" office:value="15889998" table:style-name="ce12">
            <text:p>15.889.998</text:p>
          </table:table-cell>
          <table:table-cell office:value-type="float" office:value="15770636" table:style-name="ce12">
            <text:p>15.770.636</text:p>
          </table:table-cell>
          <table:table-cell office:value-type="float" office:value="15682405" table:style-name="ce12">
            <text:p>15.682.405</text:p>
          </table:table-cell>
          <table:table-cell office:value-type="float" office:value="15565891" table:style-name="ce12">
            <text:p>15.565.891</text:p>
          </table:table-cell>
          <table:table-cell office:value-type="float" office:value="15566462" table:style-name="ce12">
            <text:p>15.566.462</text:p>
          </table:table-cell>
          <table:table-cell office:value-type="float" office:value="15314267" table:style-name="ce12">
            <text:p>15.314.267</text:p>
          </table:table-cell>
          <table:table-cell office:value-type="float" office:value="15209782" table:style-name="ce12">
            <text:p>15.209.782</text:p>
          </table:table-cell>
          <table:table-cell office:value-type="float" office:value="15104710" table:style-name="ce12">
            <text:p>15.104.71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225890" table:style-name="ce12">
            <text:p>225.890</text:p>
          </table:table-cell>
          <table:table-cell office:value-type="float" office:value="230920" table:style-name="ce12">
            <text:p>230.920</text:p>
          </table:table-cell>
          <table:table-cell office:value-type="float" office:value="232851" table:style-name="ce12">
            <text:p>232.851</text:p>
          </table:table-cell>
          <table:table-cell office:value-type="float" office:value="234833" table:style-name="ce12">
            <text:p>234.833</text:p>
          </table:table-cell>
          <table:table-cell office:value-type="float" office:value="236650" table:style-name="ce12">
            <text:p>236.650</text:p>
          </table:table-cell>
          <table:table-cell office:value-type="float" office:value="237912" table:style-name="ce12">
            <text:p>237.912</text:p>
          </table:table-cell>
          <table:table-cell office:value-type="float" office:value="237782" table:style-name="ce12">
            <text:p>237.782</text:p>
          </table:table-cell>
          <table:table-cell office:value-type="float" office:value="238469" table:style-name="ce12">
            <text:p>238.469</text:p>
          </table:table-cell>
          <table:table-cell office:value-type="float" office:value="239516" table:style-name="ce12">
            <text:p>239.516</text:p>
          </table:table-cell>
          <table:table-cell office:value-type="float" office:value="240778" table:style-name="ce12">
            <text:p>240.778</text:p>
          </table:table-cell>
          <table:table-cell office:value-type="float" office:value="242335" table:style-name="ce12">
            <text:p>242.335</text:p>
          </table:table-cell>
          <table:table-cell office:value-type="float" office:value="243425" table:style-name="ce12">
            <text:p>243.42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56621" table:style-name="ce12">
            <text:p>556.621</text:p>
          </table:table-cell>
          <table:table-cell office:value-type="float" office:value="555866" table:style-name="ce12">
            <text:p>555.866</text:p>
          </table:table-cell>
          <table:table-cell office:value-type="float" office:value="390688" table:style-name="ce12">
            <text:p>390.688</text:p>
          </table:table-cell>
          <table:table-cell office:value-type="float" office:value="554403" table:style-name="ce12">
            <text:p>554.403</text:p>
          </table:table-cell>
          <table:table-cell office:value-type="float" office:value="553961" table:style-name="ce12">
            <text:p>553.961</text:p>
          </table:table-cell>
          <table:table-cell office:value-type="float" office:value="556760" table:style-name="ce12">
            <text:p>556.760</text:p>
          </table:table-cell>
          <table:table-cell office:value-type="float" office:value="564725" table:style-name="ce12">
            <text:p>564.725</text:p>
          </table:table-cell>
          <table:table-cell office:value-type="float" office:value="567598" table:style-name="ce12">
            <text:p>567.598</text:p>
          </table:table-cell>
          <table:table-cell office:value-type="float" office:value="572310" table:style-name="ce12">
            <text:p>572.310</text:p>
          </table:table-cell>
          <table:table-cell office:value-type="float" office:value="578800" table:style-name="ce12">
            <text:p>578.800</text:p>
          </table:table-cell>
          <table:table-cell office:value-type="float" office:value="579056" table:style-name="ce12">
            <text:p>579.056</text:p>
          </table:table-cell>
          <table:table-cell office:value-type="float" office:value="591903" table:style-name="ce12">
            <text:p>591.903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0378286" table:style-name="ce12">
            <text:p>10.378.286</text:p>
          </table:table-cell>
          <table:table-cell office:value-type="float" office:value="10570679" table:style-name="ce12">
            <text:p>10.570.679</text:p>
          </table:table-cell>
          <table:table-cell office:value-type="float" office:value="10540743" table:style-name="ce12">
            <text:p>10.540.743</text:p>
          </table:table-cell>
          <table:table-cell office:value-type="float" office:value="10510807" table:style-name="ce12">
            <text:p>10.510.807</text:p>
          </table:table-cell>
          <table:table-cell office:value-type="float" office:value="10511575" table:style-name="ce12">
            <text:p>10.511.575</text:p>
          </table:table-cell>
          <table:table-cell office:value-type="float" office:value="10479735" table:style-name="ce12">
            <text:p>10.479.735</text:p>
          </table:table-cell>
          <table:table-cell office:value-type="float" office:value="10444752" table:style-name="ce12">
            <text:p>10.444.752</text:p>
          </table:table-cell>
          <table:table-cell office:value-type="float" office:value="10151514" table:style-name="ce12">
            <text:p>10.151.514</text:p>
          </table:table-cell>
          <table:table-cell office:value-type="float" office:value="10305976" table:style-name="ce12">
            <text:p>10.305.976</text:p>
          </table:table-cell>
          <table:table-cell office:value-type="float" office:value="10261521" table:style-name="ce12">
            <text:p>10.261.521</text:p>
          </table:table-cell>
          <table:table-cell office:value-type="float" office:value="10242587" table:style-name="ce12">
            <text:p>10.242.587</text:p>
          </table:table-cell>
          <table:table-cell office:value-type="float" office:value="10188235" table:style-name="ce12">
            <text:p>10.188.235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office:value-type="float" office:value="22" table:style-name="ce12">
            <text:p>22</text:p>
          </table:table-cell>
          <table:table-cell office:value-type="float" office:value="17" table:style-name="ce12">
            <text:p>17</text:p>
          </table:table-cell>
          <table:table-cell office:value-type="float" office:value="16" table:style-name="ce12">
            <text:p>16</text:p>
          </table:table-cell>
          <table:table-cell office:value-type="float" office:value="14" table:style-name="ce12">
            <text:p>14</text:p>
          </table:table-cell>
          <table:table-cell office:value-type="float" office:value="19" table:style-name="ce12">
            <text:p>19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2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reabertas</text:p>
          </table:table-cell>
          <table:table-cell office:value-type="float" office:value="383" table:style-name="ce12">
            <text:p>383</text:p>
          </table:table-cell>
          <table:table-cell office:value-type="float" office:value="448" table:style-name="ce12">
            <text:p>448</text:p>
          </table:table-cell>
          <table:table-cell office:value-type="float" office:value="663" table:style-name="ce12">
            <text:p>663</text:p>
          </table:table-cell>
          <table:table-cell office:value-type="float" office:value="796" table:style-name="ce12">
            <text:p>796</text:p>
          </table:table-cell>
          <table:table-cell office:value-type="float" office:value="1034" table:style-name="ce12">
            <text:p>1.034</text:p>
          </table:table-cell>
          <table:table-cell office:value-type="float" office:value="1236" table:style-name="ce12">
            <text:p>1.236</text:p>
          </table:table-cell>
          <table:table-cell office:value-type="float" office:value="1315" table:style-name="ce12">
            <text:p>1.315</text:p>
          </table:table-cell>
          <table:table-cell office:value-type="float" office:value="1038" table:style-name="ce12">
            <text:p>1.038</text:p>
          </table:table-cell>
          <table:table-cell office:value-type="float" office:value="899" table:style-name="ce12">
            <text:p>899</text:p>
          </table:table-cell>
          <table:table-cell office:value-type="float" office:value="830" table:style-name="ce12">
            <text:p>830</text:p>
          </table:table-cell>
          <table:table-cell office:value-type="float" office:value="648" table:style-name="ce12">
            <text:p>648</text:p>
          </table:table-cell>
          <table:table-cell office:value-type="float" office:value="650" table:style-name="ce12">
            <text:p>65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reabertas</text:p>
          </table:table-cell>
          <table:table-cell office:value-type="float" office:value="253" table:style-name="ce12">
            <text:p>253</text:p>
          </table:table-cell>
          <table:table-cell office:value-type="float" office:value="289" table:style-name="ce12">
            <text:p>289</text:p>
          </table:table-cell>
          <table:table-cell office:value-type="float" office:value="530" table:style-name="ce12">
            <text:p>530</text:p>
          </table:table-cell>
          <table:table-cell office:value-type="float" office:value="436" table:style-name="ce12">
            <text:p>436</text:p>
          </table:table-cell>
          <table:table-cell office:value-type="float" office:value="387" table:style-name="ce12">
            <text:p>387</text:p>
          </table:table-cell>
          <table:table-cell office:value-type="float" office:value="282" table:style-name="ce12">
            <text:p>282</text:p>
          </table:table-cell>
          <table:table-cell office:value-type="float" office:value="282" table:style-name="ce12">
            <text:p>282</text:p>
          </table:table-cell>
          <table:table-cell office:value-type="float" office:value="270" table:style-name="ce12">
            <text:p>270</text:p>
          </table:table-cell>
          <table:table-cell office:value-type="float" office:value="217" table:style-name="ce12">
            <text:p>217</text:p>
          </table:table-cell>
          <table:table-cell office:value-type="float" office:value="205" table:style-name="ce12">
            <text:p>205</text:p>
          </table:table-cell>
          <table:table-cell office:value-type="float" office:value="229" table:style-name="ce12">
            <text:p>229</text:p>
          </table:table-cell>
          <table:table-cell office:value-type="float" office:value="264" table:style-name="ce12">
            <text:p>264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2384" table:style-name="ce12">
            <text:p>2.384</text:p>
          </table:table-cell>
          <table:table-cell office:value-type="float" office:value="2202" table:style-name="ce12">
            <text:p>2.202</text:p>
          </table:table-cell>
          <table:table-cell office:value-type="float" office:value="4824" table:style-name="ce12">
            <text:p>4.824</text:p>
          </table:table-cell>
          <table:table-cell office:value-type="float" office:value="3242" table:style-name="ce12">
            <text:p>3.242</text:p>
          </table:table-cell>
          <table:table-cell office:value-type="float" office:value="4493" table:style-name="ce12">
            <text:p>4.493</text:p>
          </table:table-cell>
          <table:table-cell office:value-type="float" office:value="4155" table:style-name="ce12">
            <text:p>4.155</text:p>
          </table:table-cell>
          <table:table-cell office:value-type="float" office:value="4506" table:style-name="ce12">
            <text:p>4.506</text:p>
          </table:table-cell>
          <table:table-cell office:value-type="float" office:value="4492" table:style-name="ce12">
            <text:p>4.492</text:p>
          </table:table-cell>
          <table:table-cell office:value-type="float" office:value="4842" table:style-name="ce12">
            <text:p>4.842</text:p>
          </table:table-cell>
          <table:table-cell office:value-type="float" office:value="3742" table:style-name="ce12">
            <text:p>3.742</text:p>
          </table:table-cell>
          <table:table-cell office:value-type="float" office:value="3708" table:style-name="ce12">
            <text:p>3.708</text:p>
          </table:table-cell>
          <table:table-cell office:value-type="float" office:value="3715" table:style-name="ce12">
            <text:p>3.71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23" table:style-name="ce12">
            <text:p>23</text:p>
          </table:table-cell>
          <table:table-cell office:value-type="float" office:value="19" table:style-name="ce12">
            <text:p>19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49" table:style-name="ce12">
            <text:p>49</text:p>
          </table:table-cell>
          <table:table-cell office:value-type="float" office:value="50" table:style-name="ce12">
            <text:p>50</text:p>
          </table:table-cell>
          <table:table-cell office:value-type="float" office:value="47" table:style-name="ce12">
            <text:p>47</text:p>
          </table:table-cell>
          <table:table-cell office:value-type="float" office:value="42" table:style-name="ce12">
            <text:p>42</text:p>
          </table:table-cell>
          <table:table-cell office:value-type="float" office:value="58" table:style-name="ce12">
            <text:p>58</text:p>
          </table:table-cell>
          <table:table-cell office:value-type="float" office:value="45" table:style-name="ce12">
            <text:p>45</text:p>
          </table:table-cell>
          <table:table-cell office:value-type="float" office:value="63" table:style-name="ce12">
            <text:p>63</text:p>
          </table:table-cell>
          <table:table-cell office:value-type="float" office:value="50" table:style-name="ce12">
            <text:p>5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766" table:style-name="ce12">
            <text:p>766</text:p>
          </table:table-cell>
          <table:table-cell office:value-type="float" office:value="871" table:style-name="ce12">
            <text:p>871</text:p>
          </table:table-cell>
          <table:table-cell office:value-type="float" office:value="1506" table:style-name="ce12">
            <text:p>1.506</text:p>
          </table:table-cell>
          <table:table-cell office:value-type="float" office:value="1286" table:style-name="ce12">
            <text:p>1.286</text:p>
          </table:table-cell>
          <table:table-cell office:value-type="float" office:value="1834" table:style-name="ce12">
            <text:p>1.834</text:p>
          </table:table-cell>
          <table:table-cell office:value-type="float" office:value="1238" table:style-name="ce12">
            <text:p>1.238</text:p>
          </table:table-cell>
          <table:table-cell office:value-type="float" office:value="1152" table:style-name="ce12">
            <text:p>1.152</text:p>
          </table:table-cell>
          <table:table-cell office:value-type="float" office:value="1255" table:style-name="ce12">
            <text:p>1.255</text:p>
          </table:table-cell>
          <table:table-cell office:value-type="float" office:value="1326" table:style-name="ce12">
            <text:p>1.326</text:p>
          </table:table-cell>
          <table:table-cell office:value-type="float" office:value="1582" table:style-name="ce12">
            <text:p>1.582</text:p>
          </table:table-cell>
          <table:table-cell office:value-type="float" office:value="1653" table:style-name="ce12">
            <text:p>1.653</text:p>
          </table:table-cell>
          <table:table-cell office:value-type="float" office:value="1504" table:style-name="ce12">
            <text:p>1.504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156" table:style-name="ce12">
            <text:p>156</text:p>
          </table:table-cell>
          <table:table-cell office:value-type="float" office:value="216" table:style-name="ce12">
            <text:p>216</text:p>
          </table:table-cell>
          <table:table-cell office:value-type="float" office:value="309" table:style-name="ce12">
            <text:p>309</text:p>
          </table:table-cell>
          <table:table-cell office:value-type="float" office:value="297" table:style-name="ce12">
            <text:p>297</text:p>
          </table:table-cell>
          <table:table-cell office:value-type="float" office:value="228" table:style-name="ce12">
            <text:p>228</text:p>
          </table:table-cell>
          <table:table-cell office:value-type="float" office:value="189" table:style-name="ce12">
            <text:p>189</text:p>
          </table:table-cell>
          <table:table-cell office:value-type="float" office:value="189" table:style-name="ce12">
            <text:p>189</text:p>
          </table:table-cell>
          <table:table-cell office:value-type="float" office:value="205" table:style-name="ce12">
            <text:p>205</text:p>
          </table:table-cell>
          <table:table-cell office:value-type="float" office:value="256" table:style-name="ce12">
            <text:p>256</text:p>
          </table:table-cell>
          <table:table-cell office:value-type="float" office:value="231" table:style-name="ce12">
            <text:p>231</text:p>
          </table:table-cell>
          <table:table-cell office:value-type="float" office:value="219" table:style-name="ce12">
            <text:p>219</text:p>
          </table:table-cell>
          <table:table-cell office:value-type="float" office:value="214" table:style-name="ce12">
            <text:p>214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reclamações</text:p>
          </table:table-cell>
          <table:table-cell office:value-type="float" office:value="5399" table:style-name="ce12">
            <text:p>5.399</text:p>
          </table:table-cell>
          <table:table-cell office:value-type="float" office:value="7278" table:style-name="ce12">
            <text:p>7.278</text:p>
          </table:table-cell>
          <table:table-cell office:value-type="float" office:value="9836" table:style-name="ce12">
            <text:p>9.836</text:p>
          </table:table-cell>
          <table:table-cell office:value-type="float" office:value="10712" table:style-name="ce12">
            <text:p>10.712</text:p>
          </table:table-cell>
          <table:table-cell office:value-type="float" office:value="13355" table:style-name="ce12">
            <text:p>13.355</text:p>
          </table:table-cell>
          <table:table-cell office:value-type="float" office:value="14217" table:style-name="ce12">
            <text:p>14.217</text:p>
          </table:table-cell>
          <table:table-cell office:value-type="float" office:value="14586" table:style-name="ce12">
            <text:p>14.586</text:p>
          </table:table-cell>
          <table:table-cell office:value-type="float" office:value="12806" table:style-name="ce12">
            <text:p>12.806</text:p>
          </table:table-cell>
          <table:table-cell office:value-type="float" office:value="12558" table:style-name="ce12">
            <text:p>12.558</text:p>
          </table:table-cell>
          <table:table-cell office:value-type="float" office:value="12368" table:style-name="ce12">
            <text:p>12.368</text:p>
          </table:table-cell>
          <table:table-cell office:value-type="float" office:value="11181" table:style-name="ce12">
            <text:p>11.181</text:p>
          </table:table-cell>
          <table:table-cell office:value-type="float" office:value="10535" table:style-name="ce12">
            <text:p>10.53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reclamações</text:p>
          </table:table-cell>
          <table:table-cell office:value-type="float" office:value="4188" table:style-name="ce12">
            <text:p>4.188</text:p>
          </table:table-cell>
          <table:table-cell office:value-type="float" office:value="4603" table:style-name="ce12">
            <text:p>4.603</text:p>
          </table:table-cell>
          <table:table-cell office:value-type="float" office:value="7674" table:style-name="ce12">
            <text:p>7.674</text:p>
          </table:table-cell>
          <table:table-cell office:value-type="float" office:value="6675" table:style-name="ce12">
            <text:p>6.675</text:p>
          </table:table-cell>
          <table:table-cell office:value-type="float" office:value="6413" table:style-name="ce12">
            <text:p>6.413</text:p>
          </table:table-cell>
          <table:table-cell office:value-type="float" office:value="5767" table:style-name="ce12">
            <text:p>5.767</text:p>
          </table:table-cell>
          <table:table-cell office:value-type="float" office:value="6046" table:style-name="ce12">
            <text:p>6.046</text:p>
          </table:table-cell>
          <table:table-cell office:value-type="float" office:value="5340" table:style-name="ce12">
            <text:p>5.340</text:p>
          </table:table-cell>
          <table:table-cell office:value-type="float" office:value="5133" table:style-name="ce12">
            <text:p>5.133</text:p>
          </table:table-cell>
          <table:table-cell office:value-type="float" office:value="5491" table:style-name="ce12">
            <text:p>5.491</text:p>
          </table:table-cell>
          <table:table-cell office:value-type="float" office:value="5301" table:style-name="ce12">
            <text:p>5.301</text:p>
          </table:table-cell>
          <table:table-cell office:value-type="float" office:value="5590" table:style-name="ce12">
            <text:p>5.59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30616" table:style-name="ce12">
            <text:p>30.616</text:p>
          </table:table-cell>
          <table:table-cell office:value-type="float" office:value="40415" table:style-name="ce12">
            <text:p>40.415</text:p>
          </table:table-cell>
          <table:table-cell office:value-type="float" office:value="63353" table:style-name="ce12">
            <text:p>63.353</text:p>
          </table:table-cell>
          <table:table-cell office:value-type="float" office:value="57749" table:style-name="ce12">
            <text:p>57.749</text:p>
          </table:table-cell>
          <table:table-cell office:value-type="float" office:value="60213" table:style-name="ce12">
            <text:p>60.213</text:p>
          </table:table-cell>
          <table:table-cell office:value-type="float" office:value="55322" table:style-name="ce12">
            <text:p>55.322</text:p>
          </table:table-cell>
          <table:table-cell office:value-type="float" office:value="61629" table:style-name="ce12">
            <text:p>61.629</text:p>
          </table:table-cell>
          <table:table-cell office:value-type="float" office:value="53194" table:style-name="ce12">
            <text:p>53.194</text:p>
          </table:table-cell>
          <table:table-cell office:value-type="float" office:value="51087" table:style-name="ce12">
            <text:p>51.087</text:p>
          </table:table-cell>
          <table:table-cell office:value-type="float" office:value="46944" table:style-name="ce12">
            <text:p>46.944</text:p>
          </table:table-cell>
          <table:table-cell office:value-type="float" office:value="45402" table:style-name="ce12">
            <text:p>45.402</text:p>
          </table:table-cell>
          <table:table-cell office:value-type="float" office:value="45647" table:style-name="ce12">
            <text:p>45.64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49" table:style-name="ce12">
            <text:p>49</text:p>
          </table:table-cell>
          <table:table-cell office:value-type="float" office:value="58" table:style-name="ce12">
            <text:p>58</text:p>
          </table:table-cell>
          <table:table-cell office:value-type="float" office:value="72" table:style-name="ce12">
            <text:p>72</text:p>
          </table:table-cell>
          <table:table-cell office:value-type="float" office:value="66" table:style-name="ce12">
            <text:p>66</text:p>
          </table:table-cell>
          <table:table-cell office:value-type="float" office:value="60" table:style-name="ce12">
            <text:p>60</text:p>
          </table:table-cell>
          <table:table-cell office:value-type="float" office:value="33" table:style-name="ce12">
            <text:p>33</text:p>
          </table:table-cell>
          <table:table-cell office:value-type="float" office:value="51" table:style-name="ce12">
            <text:p>51</text:p>
          </table:table-cell>
          <table:table-cell office:value-type="float" office:value="55" table:style-name="ce12">
            <text:p>55</text:p>
          </table:table-cell>
          <table:table-cell office:value-type="float" office:value="51" table:style-name="ce12">
            <text:p>51</text:p>
          </table:table-cell>
          <table:table-cell office:value-type="float" office:value="42" table:style-name="ce12">
            <text:p>42</text:p>
          </table:table-cell>
          <table:table-cell office:value-type="float" office:value="58" table:style-name="ce12">
            <text:p>58</text:p>
          </table:table-cell>
          <table:table-cell office:value-type="float" office:value="52" table:style-name="ce12">
            <text:p>5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392" table:style-name="ce12">
            <text:p>392</text:p>
          </table:table-cell>
          <table:table-cell office:value-type="float" office:value="403" table:style-name="ce12">
            <text:p>403</text:p>
          </table:table-cell>
          <table:table-cell office:value-type="float" office:value="510" table:style-name="ce12">
            <text:p>510</text:p>
          </table:table-cell>
          <table:table-cell office:value-type="float" office:value="471" table:style-name="ce12">
            <text:p>471</text:p>
          </table:table-cell>
          <table:table-cell office:value-type="float" office:value="520" table:style-name="ce12">
            <text:p>520</text:p>
          </table:table-cell>
          <table:table-cell office:value-type="float" office:value="618" table:style-name="ce12">
            <text:p>618</text:p>
          </table:table-cell>
          <table:table-cell office:value-type="float" office:value="700" table:style-name="ce12">
            <text:p>700</text:p>
          </table:table-cell>
          <table:table-cell office:value-type="float" office:value="662" table:style-name="ce12">
            <text:p>662</text:p>
          </table:table-cell>
          <table:table-cell office:value-type="float" office:value="748" table:style-name="ce12">
            <text:p>748</text:p>
          </table:table-cell>
          <table:table-cell office:value-type="float" office:value="691" table:style-name="ce12">
            <text:p>691</text:p>
          </table:table-cell>
          <table:table-cell office:value-type="float" office:value="838" table:style-name="ce12">
            <text:p>838</text:p>
          </table:table-cell>
          <table:table-cell office:value-type="float" office:value="657" table:style-name="ce12">
            <text:p>65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10561" table:style-name="ce12">
            <text:p>10.561</text:p>
          </table:table-cell>
          <table:table-cell office:value-type="float" office:value="13832" table:style-name="ce12">
            <text:p>13.832</text:p>
          </table:table-cell>
          <table:table-cell office:value-type="float" office:value="20292" table:style-name="ce12">
            <text:p>20.292</text:p>
          </table:table-cell>
          <table:table-cell office:value-type="float" office:value="18082" table:style-name="ce12">
            <text:p>18.082</text:p>
          </table:table-cell>
          <table:table-cell office:value-type="float" office:value="15734" table:style-name="ce12">
            <text:p>15.734</text:p>
          </table:table-cell>
          <table:table-cell office:value-type="float" office:value="15547" table:style-name="ce12">
            <text:p>15.547</text:p>
          </table:table-cell>
          <table:table-cell office:value-type="float" office:value="17865" table:style-name="ce12">
            <text:p>17.865</text:p>
          </table:table-cell>
          <table:table-cell office:value-type="float" office:value="16337" table:style-name="ce12">
            <text:p>16.337</text:p>
          </table:table-cell>
          <table:table-cell office:value-type="float" office:value="19339" table:style-name="ce12">
            <text:p>19.339</text:p>
          </table:table-cell>
          <table:table-cell office:value-type="float" office:value="20387" table:style-name="ce12">
            <text:p>20.387</text:p>
          </table:table-cell>
          <table:table-cell office:value-type="float" office:value="18610" table:style-name="ce12">
            <text:p>18.610</text:p>
          </table:table-cell>
          <table:table-cell office:value-type="float" office:value="16756" table:style-name="ce12">
            <text:p>16.756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481" table:style-name="ce12">
            <text:p>481</text:p>
          </table:table-cell>
          <table:table-cell office:value-type="float" office:value="453" table:style-name="ce12">
            <text:p>453</text:p>
          </table:table-cell>
          <table:table-cell office:value-type="float" office:value="493" table:style-name="ce12">
            <text:p>493</text:p>
          </table:table-cell>
          <table:table-cell office:value-type="float" office:value="685" table:style-name="ce12">
            <text:p>685</text:p>
          </table:table-cell>
          <table:table-cell office:value-type="float" office:value="826" table:style-name="ce12">
            <text:p>826</text:p>
          </table:table-cell>
          <table:table-cell office:value-type="float" office:value="834" table:style-name="ce12">
            <text:p>834</text:p>
          </table:table-cell>
          <table:table-cell office:value-type="float" office:value="712" table:style-name="ce12">
            <text:p>712</text:p>
          </table:table-cell>
          <table:table-cell office:value-type="float" office:value="605" table:style-name="ce12">
            <text:p>605</text:p>
          </table:table-cell>
          <table:table-cell office:value-type="float" office:value="582" table:style-name="ce12">
            <text:p>582</text:p>
          </table:table-cell>
          <table:table-cell office:value-type="float" office:value="650" table:style-name="ce12">
            <text:p>650</text:p>
          </table:table-cell>
          <table:table-cell office:value-type="float" office:value="692" table:style-name="ce12">
            <text:p>692</text:p>
          </table:table-cell>
          <table:table-cell office:value-type="float" office:value="705" table:style-name="ce12">
            <text:p>70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9598" table:style-name="ce12">
            <text:p>19.598</text:p>
          </table:table-cell>
          <table:table-cell office:value-type="float" office:value="17313" table:style-name="ce12">
            <text:p>17.313</text:p>
          </table:table-cell>
          <table:table-cell office:value-type="float" office:value="19329" table:style-name="ce12">
            <text:p>19.329</text:p>
          </table:table-cell>
          <table:table-cell office:value-type="float" office:value="25628" table:style-name="ce12">
            <text:p>25.628</text:p>
          </table:table-cell>
          <table:table-cell office:value-type="float" office:value="14194" table:style-name="ce12">
            <text:p>14.194</text:p>
          </table:table-cell>
          <table:table-cell office:value-type="float" office:value="34172" table:style-name="ce12">
            <text:p>34.172</text:p>
          </table:table-cell>
          <table:table-cell office:value-type="float" office:value="38323" table:style-name="ce12">
            <text:p>38.323</text:p>
          </table:table-cell>
          <table:table-cell office:value-type="float" office:value="42152" table:style-name="ce12">
            <text:p>42.152</text:p>
          </table:table-cell>
          <table:table-cell office:value-type="float" office:value="41599" table:style-name="ce12">
            <text:p>41.599</text:p>
          </table:table-cell>
          <table:table-cell office:value-type="float" office:value="39953" table:style-name="ce12">
            <text:p>39.953</text:p>
          </table:table-cell>
          <table:table-cell office:value-type="float" office:value="37754" table:style-name="ce12">
            <text:p>37.754</text:p>
          </table:table-cell>
          <table:table-cell office:value-type="float" office:value="36120" table:style-name="ce12">
            <text:p>36.12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5783" table:style-name="ce12">
            <text:p>15.783</text:p>
          </table:table-cell>
          <table:table-cell office:value-type="float" office:value="13493" table:style-name="ce12">
            <text:p>13.493</text:p>
          </table:table-cell>
          <table:table-cell office:value-type="float" office:value="12390" table:style-name="ce12">
            <text:p>12.390</text:p>
          </table:table-cell>
          <table:table-cell office:value-type="float" office:value="16454" table:style-name="ce12">
            <text:p>16.454</text:p>
          </table:table-cell>
          <table:table-cell office:value-type="float" office:value="18933" table:style-name="ce12">
            <text:p>18.933</text:p>
          </table:table-cell>
          <table:table-cell office:value-type="float" office:value="20756" table:style-name="ce12">
            <text:p>20.756</text:p>
          </table:table-cell>
          <table:table-cell office:value-type="float" office:value="18851" table:style-name="ce12">
            <text:p>18.851</text:p>
          </table:table-cell>
          <table:table-cell office:value-type="float" office:value="18225" table:style-name="ce12">
            <text:p>18.225</text:p>
          </table:table-cell>
          <table:table-cell office:value-type="float" office:value="17145" table:style-name="ce12">
            <text:p>17.145</text:p>
          </table:table-cell>
          <table:table-cell office:value-type="float" office:value="16504" table:style-name="ce12">
            <text:p>16.504</text:p>
          </table:table-cell>
          <table:table-cell office:value-type="float" office:value="15955" table:style-name="ce12">
            <text:p>15.955</text:p>
          </table:table-cell>
          <table:table-cell office:value-type="float" office:value="15919" table:style-name="ce12">
            <text:p>15.91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20187" table:style-name="ce12">
            <text:p>120.187</text:p>
          </table:table-cell>
          <table:table-cell office:value-type="float" office:value="101913" table:style-name="ce12">
            <text:p>101.913</text:p>
          </table:table-cell>
          <table:table-cell office:value-type="float" office:value="99313" table:style-name="ce12">
            <text:p>99.313</text:p>
          </table:table-cell>
          <table:table-cell office:value-type="float" office:value="134437" table:style-name="ce12">
            <text:p>134.437</text:p>
          </table:table-cell>
          <table:table-cell office:value-type="float" office:value="161551" table:style-name="ce12">
            <text:p>161.551</text:p>
          </table:table-cell>
          <table:table-cell office:value-type="float" office:value="181400" table:style-name="ce12">
            <text:p>181.400</text:p>
          </table:table-cell>
          <table:table-cell office:value-type="float" office:value="173337" table:style-name="ce12">
            <text:p>173.337</text:p>
          </table:table-cell>
          <table:table-cell office:value-type="float" office:value="177233" table:style-name="ce12">
            <text:p>177.233</text:p>
          </table:table-cell>
          <table:table-cell office:value-type="float" office:value="170150" table:style-name="ce12">
            <text:p>170.150</text:p>
          </table:table-cell>
          <table:table-cell office:value-type="float" office:value="165909" table:style-name="ce12">
            <text:p>165.909</text:p>
          </table:table-cell>
          <table:table-cell office:value-type="float" office:value="151221" table:style-name="ce12">
            <text:p>151.221</text:p>
          </table:table-cell>
          <table:table-cell office:value-type="float" office:value="143435" table:style-name="ce12">
            <text:p>143.43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26" table:style-name="ce12">
            <text:p>126</text:p>
          </table:table-cell>
          <table:table-cell office:value-type="float" office:value="130" table:style-name="ce12">
            <text:p>130</text:p>
          </table:table-cell>
          <table:table-cell office:value-type="float" office:value="149" table:style-name="ce12">
            <text:p>149</text:p>
          </table:table-cell>
          <table:table-cell office:value-type="float" office:value="180" table:style-name="ce12">
            <text:p>180</text:p>
          </table:table-cell>
          <table:table-cell office:value-type="float" office:value="196" table:style-name="ce12">
            <text:p>196</text:p>
          </table:table-cell>
          <table:table-cell office:value-type="float" office:value="196" table:style-name="ce12">
            <text:p>196</text:p>
          </table:table-cell>
          <table:table-cell office:value-type="float" office:value="156" table:style-name="ce12">
            <text:p>156</text:p>
          </table:table-cell>
          <table:table-cell office:value-type="float" office:value="141" table:style-name="ce12">
            <text:p>141</text:p>
          </table:table-cell>
          <table:table-cell office:value-type="float" office:value="137" table:style-name="ce12">
            <text:p>137</text:p>
          </table:table-cell>
          <table:table-cell office:value-type="float" office:value="156" table:style-name="ce12">
            <text:p>156</text:p>
          </table:table-cell>
          <table:table-cell office:value-type="float" office:value="147" table:style-name="ce12">
            <text:p>147</text:p>
          </table:table-cell>
          <table:table-cell office:value-type="float" office:value="151" table:style-name="ce12">
            <text:p>15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161" table:style-name="ce12">
            <text:p>1.161</text:p>
          </table:table-cell>
          <table:table-cell office:value-type="float" office:value="1117" table:style-name="ce12">
            <text:p>1.117</text:p>
          </table:table-cell>
          <table:table-cell office:value-type="float" office:value="1098" table:style-name="ce12">
            <text:p>1.098</text:p>
          </table:table-cell>
          <table:table-cell office:value-type="float" office:value="1351" table:style-name="ce12">
            <text:p>1.351</text:p>
          </table:table-cell>
          <table:table-cell office:value-type="float" office:value="1411" table:style-name="ce12">
            <text:p>1.411</text:p>
          </table:table-cell>
          <table:table-cell office:value-type="float" office:value="1485" table:style-name="ce12">
            <text:p>1.485</text:p>
          </table:table-cell>
          <table:table-cell office:value-type="float" office:value="1590" table:style-name="ce12">
            <text:p>1.590</text:p>
          </table:table-cell>
          <table:table-cell office:value-type="float" office:value="1827" table:style-name="ce12">
            <text:p>1.827</text:p>
          </table:table-cell>
          <table:table-cell office:value-type="float" office:value="2028" table:style-name="ce12">
            <text:p>2.028</text:p>
          </table:table-cell>
          <table:table-cell office:value-type="float" office:value="2140" table:style-name="ce12">
            <text:p>2.140</text:p>
          </table:table-cell>
          <table:table-cell office:value-type="float" office:value="2115" table:style-name="ce12">
            <text:p>2.115</text:p>
          </table:table-cell>
          <table:table-cell office:value-type="float" office:value="2277" table:style-name="ce12">
            <text:p>2.27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7851" table:style-name="ce12">
            <text:p>37.851</text:p>
          </table:table-cell>
          <table:table-cell office:value-type="float" office:value="32340" table:style-name="ce12">
            <text:p>32.340</text:p>
          </table:table-cell>
          <table:table-cell office:value-type="float" office:value="32803" table:style-name="ce12">
            <text:p>32.803</text:p>
          </table:table-cell>
          <table:table-cell office:value-type="float" office:value="44703" table:style-name="ce12">
            <text:p>44.703</text:p>
          </table:table-cell>
          <table:table-cell office:value-type="float" office:value="52188" table:style-name="ce12">
            <text:p>52.188</text:p>
          </table:table-cell>
          <table:table-cell office:value-type="float" office:value="54111" table:style-name="ce12">
            <text:p>54.111</text:p>
          </table:table-cell>
          <table:table-cell office:value-type="float" office:value="49372" table:style-name="ce12">
            <text:p>49.372</text:p>
          </table:table-cell>
          <table:table-cell office:value-type="float" office:value="49180" table:style-name="ce12">
            <text:p>49.180</text:p>
          </table:table-cell>
          <table:table-cell office:value-type="float" office:value="49778" table:style-name="ce12">
            <text:p>49.778</text:p>
          </table:table-cell>
          <table:table-cell office:value-type="float" office:value="53566" table:style-name="ce12">
            <text:p>53.566</text:p>
          </table:table-cell>
          <table:table-cell office:value-type="float" office:value="56078" table:style-name="ce12">
            <text:p>56.078</text:p>
          </table:table-cell>
          <table:table-cell office:value-type="float" office:value="58341" table:style-name="ce12">
            <text:p>58.341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resolvidas</text:p>
          </table:table-cell>
          <table:table-cell office:value-type="float" office:value="156" table:style-name="ce12">
            <text:p>156</text:p>
          </table:table-cell>
          <table:table-cell office:value-type="float" office:value="215" table:style-name="ce12">
            <text:p>215</text:p>
          </table:table-cell>
          <table:table-cell office:value-type="float" office:value="265" table:style-name="ce12">
            <text:p>265</text:p>
          </table:table-cell>
          <table:table-cell office:value-type="float" office:value="296" table:style-name="ce12">
            <text:p>296</text:p>
          </table:table-cell>
          <table:table-cell office:value-type="float" office:value="228" table:style-name="ce12">
            <text:p>228</text:p>
          </table:table-cell>
          <table:table-cell office:value-type="float" office:value="187" table:style-name="ce12">
            <text:p>187</text:p>
          </table:table-cell>
          <table:table-cell office:value-type="float" office:value="189" table:style-name="ce12">
            <text:p>189</text:p>
          </table:table-cell>
          <table:table-cell office:value-type="float" office:value="205" table:style-name="ce12">
            <text:p>205</text:p>
          </table:table-cell>
          <table:table-cell office:value-type="float" office:value="256" table:style-name="ce12">
            <text:p>256</text:p>
          </table:table-cell>
          <table:table-cell office:value-type="float" office:value="231" table:style-name="ce12">
            <text:p>231</text:p>
          </table:table-cell>
          <table:table-cell office:value-type="float" office:value="219" table:style-name="ce12">
            <text:p>219</text:p>
          </table:table-cell>
          <table:table-cell office:value-type="float" office:value="214" table:style-name="ce12">
            <text:p>214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resolvidas</text:p>
          </table:table-cell>
          <table:table-cell office:value-type="float" office:value="5316" table:style-name="ce12">
            <text:p>5.316</text:p>
          </table:table-cell>
          <table:table-cell office:value-type="float" office:value="7134" table:style-name="ce12">
            <text:p>7.134</text:p>
          </table:table-cell>
          <table:table-cell office:value-type="float" office:value="9613" table:style-name="ce12">
            <text:p>9.613</text:p>
          </table:table-cell>
          <table:table-cell office:value-type="float" office:value="10370" table:style-name="ce12">
            <text:p>10.370</text:p>
          </table:table-cell>
          <table:table-cell office:value-type="float" office:value="12945" table:style-name="ce12">
            <text:p>12.945</text:p>
          </table:table-cell>
          <table:table-cell office:value-type="float" office:value="13108" table:style-name="ce12">
            <text:p>13.108</text:p>
          </table:table-cell>
          <table:table-cell office:value-type="float" office:value="14113" table:style-name="ce12">
            <text:p>14.113</text:p>
          </table:table-cell>
          <table:table-cell office:value-type="float" office:value="12688" table:style-name="ce12">
            <text:p>12.688</text:p>
          </table:table-cell>
          <table:table-cell office:value-type="float" office:value="12477" table:style-name="ce12">
            <text:p>12.477</text:p>
          </table:table-cell>
          <table:table-cell office:value-type="float" office:value="12274" table:style-name="ce12">
            <text:p>12.274</text:p>
          </table:table-cell>
          <table:table-cell office:value-type="float" office:value="11067" table:style-name="ce12">
            <text:p>11.067</text:p>
          </table:table-cell>
          <table:table-cell office:value-type="float" office:value="10486" table:style-name="ce12">
            <text:p>10.486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resolvidas</text:p>
          </table:table-cell>
          <table:table-cell office:value-type="float" office:value="4141" table:style-name="ce12">
            <text:p>4.141</text:p>
          </table:table-cell>
          <table:table-cell office:value-type="float" office:value="4292" table:style-name="ce12">
            <text:p>4.292</text:p>
          </table:table-cell>
          <table:table-cell office:value-type="float" office:value="7420" table:style-name="ce12">
            <text:p>7.420</text:p>
          </table:table-cell>
          <table:table-cell office:value-type="float" office:value="6606" table:style-name="ce12">
            <text:p>6.606</text:p>
          </table:table-cell>
          <table:table-cell office:value-type="float" office:value="6410" table:style-name="ce12">
            <text:p>6.410</text:p>
          </table:table-cell>
          <table:table-cell office:value-type="float" office:value="5685" table:style-name="ce12">
            <text:p>5.685</text:p>
          </table:table-cell>
          <table:table-cell office:value-type="float" office:value="5984" table:style-name="ce12">
            <text:p>5.984</text:p>
          </table:table-cell>
          <table:table-cell office:value-type="float" office:value="5175" table:style-name="ce12">
            <text:p>5.175</text:p>
          </table:table-cell>
          <table:table-cell office:value-type="float" office:value="5082" table:style-name="ce12">
            <text:p>5.082</text:p>
          </table:table-cell>
          <table:table-cell office:value-type="float" office:value="5448" table:style-name="ce12">
            <text:p>5.448</text:p>
          </table:table-cell>
          <table:table-cell office:value-type="float" office:value="5257" table:style-name="ce12">
            <text:p>5.257</text:p>
          </table:table-cell>
          <table:table-cell office:value-type="float" office:value="5569" table:style-name="ce12">
            <text:p>5.56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resolvidas</text:p>
          </table:table-cell>
          <table:table-cell office:value-type="float" office:value="30518" table:style-name="ce12">
            <text:p>30.518</text:p>
          </table:table-cell>
          <table:table-cell office:value-type="float" office:value="30891" table:style-name="ce12">
            <text:p>30.891</text:p>
          </table:table-cell>
          <table:table-cell office:value-type="float" office:value="53856" table:style-name="ce12">
            <text:p>53.856</text:p>
          </table:table-cell>
          <table:table-cell office:value-type="float" office:value="47108" table:style-name="ce12">
            <text:p>47.108</text:p>
          </table:table-cell>
          <table:table-cell office:value-type="float" office:value="55985" table:style-name="ce12">
            <text:p>55.985</text:p>
          </table:table-cell>
          <table:table-cell office:value-type="float" office:value="52511" table:style-name="ce12">
            <text:p>52.511</text:p>
          </table:table-cell>
          <table:table-cell office:value-type="float" office:value="49988" table:style-name="ce12">
            <text:p>49.988</text:p>
          </table:table-cell>
          <table:table-cell office:value-type="float" office:value="48719" table:style-name="ce12">
            <text:p>48.719</text:p>
          </table:table-cell>
          <table:table-cell office:value-type="float" office:value="47932" table:style-name="ce12">
            <text:p>47.932</text:p>
          </table:table-cell>
          <table:table-cell office:value-type="float" office:value="45606" table:style-name="ce12">
            <text:p>45.606</text:p>
          </table:table-cell>
          <table:table-cell office:value-type="float" office:value="44093" table:style-name="ce12">
            <text:p>44.093</text:p>
          </table:table-cell>
          <table:table-cell office:value-type="float" office:value="44110" table:style-name="ce12">
            <text:p>44.11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resolvidas</text:p>
          </table:table-cell>
          <table:table-cell office:value-type="float" office:value="48" table:style-name="ce12">
            <text:p>48</text:p>
          </table:table-cell>
          <table:table-cell office:value-type="float" office:value="56" table:style-name="ce12">
            <text:p>56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56" table:style-name="ce12">
            <text:p>56</text:p>
          </table:table-cell>
          <table:table-cell office:value-type="float" office:value="32" table:style-name="ce12">
            <text:p>32</text:p>
          </table:table-cell>
          <table:table-cell office:value-type="float" office:value="51" table:style-name="ce12">
            <text:p>51</text:p>
          </table:table-cell>
          <table:table-cell office:value-type="float" office:value="53" table:style-name="ce12">
            <text:p>53</text:p>
          </table:table-cell>
          <table:table-cell office:value-type="float" office:value="48" table:style-name="ce12">
            <text:p>48</text:p>
          </table:table-cell>
          <table:table-cell office:value-type="float" office:value="42" table:style-name="ce12">
            <text:p>42</text:p>
          </table:table-cell>
          <table:table-cell office:value-type="float" office:value="58" table:style-name="ce12">
            <text:p>58</text:p>
          </table:table-cell>
          <table:table-cell office:value-type="float" office:value="51" table:style-name="ce12">
            <text:p>5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resolvidas</text:p>
          </table:table-cell>
          <table:table-cell office:value-type="float" office:value="354" table:style-name="ce12">
            <text:p>354</text:p>
          </table:table-cell>
          <table:table-cell office:value-type="float" office:value="372" table:style-name="ce12">
            <text:p>372</text:p>
          </table:table-cell>
          <table:table-cell office:value-type="float" office:value="466" table:style-name="ce12">
            <text:p>466</text:p>
          </table:table-cell>
          <table:table-cell office:value-type="float" office:value="429" table:style-name="ce12">
            <text:p>429</text:p>
          </table:table-cell>
          <table:table-cell office:value-type="float" office:value="447" table:style-name="ce12">
            <text:p>447</text:p>
          </table:table-cell>
          <table:table-cell office:value-type="float" office:value="618" table:style-name="ce12">
            <text:p>618</text:p>
          </table:table-cell>
          <table:table-cell office:value-type="float" office:value="642" table:style-name="ce12">
            <text:p>642</text:p>
          </table:table-cell>
          <table:table-cell office:value-type="float" office:value="646" table:style-name="ce12">
            <text:p>646</text:p>
          </table:table-cell>
          <table:table-cell office:value-type="float" office:value="748" table:style-name="ce12">
            <text:p>748</text:p>
          </table:table-cell>
          <table:table-cell office:value-type="float" office:value="691" table:style-name="ce12">
            <text:p>691</text:p>
          </table:table-cell>
          <table:table-cell office:value-type="float" office:value="806" table:style-name="ce12">
            <text:p>806</text:p>
          </table:table-cell>
          <table:table-cell office:value-type="float" office:value="657" table:style-name="ce12">
            <text:p>65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resolvidas</text:p>
          </table:table-cell>
          <table:table-cell office:value-type="float" office:value="8945" table:style-name="ce12">
            <text:p>8.945</text:p>
          </table:table-cell>
          <table:table-cell office:value-type="float" office:value="8850" table:style-name="ce12">
            <text:p>8.850</text:p>
          </table:table-cell>
          <table:table-cell office:value-type="float" office:value="14359" table:style-name="ce12">
            <text:p>14.359</text:p>
          </table:table-cell>
          <table:table-cell office:value-type="float" office:value="13487" table:style-name="ce12">
            <text:p>13.487</text:p>
          </table:table-cell>
          <table:table-cell office:value-type="float" office:value="14823" table:style-name="ce12">
            <text:p>14.823</text:p>
          </table:table-cell>
          <table:table-cell office:value-type="float" office:value="15527" table:style-name="ce12">
            <text:p>15.527</text:p>
          </table:table-cell>
          <table:table-cell office:value-type="float" office:value="17202" table:style-name="ce12">
            <text:p>17.202</text:p>
          </table:table-cell>
          <table:table-cell office:value-type="float" office:value="16280" table:style-name="ce12">
            <text:p>16.280</text:p>
          </table:table-cell>
          <table:table-cell office:value-type="float" office:value="19324" table:style-name="ce12">
            <text:p>19.324</text:p>
          </table:table-cell>
          <table:table-cell office:value-type="float" office:value="20360" table:style-name="ce12">
            <text:p>20.360</text:p>
          </table:table-cell>
          <table:table-cell office:value-type="float" office:value="18587" table:style-name="ce12">
            <text:p>18.587</text:p>
          </table:table-cell>
          <table:table-cell office:value-type="float" office:value="16744" table:style-name="ce12">
            <text:p>16.744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130" table:style-name="ce12">
            <text:p>130</text:p>
          </table:table-cell>
          <table:table-cell office:value-type="float" office:value="182" table:style-name="ce12">
            <text:p>182</text:p>
          </table:table-cell>
          <table:table-cell office:value-type="float" office:value="251" table:style-name="ce12">
            <text:p>251</text:p>
          </table:table-cell>
          <table:table-cell office:value-type="float" office:value="258" table:style-name="ce12">
            <text:p>258</text:p>
          </table:table-cell>
          <table:table-cell office:value-type="float" office:value="185" table:style-name="ce12">
            <text:p>185</text:p>
          </table:table-cell>
          <table:table-cell office:value-type="float" office:value="162" table:style-name="ce12">
            <text:p>162</text:p>
          </table:table-cell>
          <table:table-cell office:value-type="float" office:value="161" table:style-name="ce12">
            <text:p>161</text:p>
          </table:table-cell>
          <table:table-cell office:value-type="float" office:value="166" table:style-name="ce12">
            <text:p>166</text:p>
          </table:table-cell>
          <table:table-cell office:value-type="float" office:value="217" table:style-name="ce12">
            <text:p>217</text:p>
          </table:table-cell>
          <table:table-cell office:value-type="float" office:value="193" table:style-name="ce12">
            <text:p>193</text:p>
          </table:table-cell>
          <table:table-cell office:value-type="float" office:value="192" table:style-name="ce12">
            <text:p>192</text:p>
          </table:table-cell>
          <table:table-cell office:value-type="float" office:value="182" table:style-name="ce12">
            <text:p>18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4634" table:style-name="ce12">
            <text:p>4.634</text:p>
          </table:table-cell>
          <table:table-cell office:value-type="float" office:value="6192" table:style-name="ce12">
            <text:p>6.192</text:p>
          </table:table-cell>
          <table:table-cell office:value-type="float" office:value="8083" table:style-name="ce12">
            <text:p>8.083</text:p>
          </table:table-cell>
          <table:table-cell office:value-type="float" office:value="8616" table:style-name="ce12">
            <text:p>8.616</text:p>
          </table:table-cell>
          <table:table-cell office:value-type="float" office:value="10156" table:style-name="ce12">
            <text:p>10.156</text:p>
          </table:table-cell>
          <table:table-cell office:value-type="float" office:value="10763" table:style-name="ce12">
            <text:p>10.763</text:p>
          </table:table-cell>
          <table:table-cell office:value-type="float" office:value="11428" table:style-name="ce12">
            <text:p>11.428</text:p>
          </table:table-cell>
          <table:table-cell office:value-type="float" office:value="10835" table:style-name="ce12">
            <text:p>10.835</text:p>
          </table:table-cell>
          <table:table-cell office:value-type="float" office:value="10754" table:style-name="ce12">
            <text:p>10.754</text:p>
          </table:table-cell>
          <table:table-cell office:value-type="float" office:value="10696" table:style-name="ce12">
            <text:p>10.696</text:p>
          </table:table-cell>
          <table:table-cell office:value-type="float" office:value="9642" table:style-name="ce12">
            <text:p>9.642</text:p>
          </table:table-cell>
          <table:table-cell office:value-type="float" office:value="9080" table:style-name="ce12">
            <text:p>9.08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3612" table:style-name="ce12">
            <text:p>3.612</text:p>
          </table:table-cell>
          <table:table-cell office:value-type="float" office:value="3985" table:style-name="ce12">
            <text:p>3.985</text:p>
          </table:table-cell>
          <table:table-cell office:value-type="float" office:value="6524" table:style-name="ce12">
            <text:p>6.524</text:p>
          </table:table-cell>
          <table:table-cell office:value-type="float" office:value="5800" table:style-name="ce12">
            <text:p>5.800</text:p>
          </table:table-cell>
          <table:table-cell office:value-type="float" office:value="5571" table:style-name="ce12">
            <text:p>5.571</text:p>
          </table:table-cell>
          <table:table-cell office:value-type="float" office:value="5085" table:style-name="ce12">
            <text:p>5.085</text:p>
          </table:table-cell>
          <table:table-cell office:value-type="float" office:value="5324" table:style-name="ce12">
            <text:p>5.324</text:p>
          </table:table-cell>
          <table:table-cell office:value-type="float" office:value="4577" table:style-name="ce12">
            <text:p>4.577</text:p>
          </table:table-cell>
          <table:table-cell office:value-type="float" office:value="4462" table:style-name="ce12">
            <text:p>4.462</text:p>
          </table:table-cell>
          <table:table-cell office:value-type="float" office:value="4728" table:style-name="ce12">
            <text:p>4.728</text:p>
          </table:table-cell>
          <table:table-cell office:value-type="float" office:value="4581" table:style-name="ce12">
            <text:p>4.581</text:p>
          </table:table-cell>
          <table:table-cell office:value-type="float" office:value="4865" table:style-name="ce12">
            <text:p>4.86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20352" table:style-name="ce12">
            <text:p>20.352</text:p>
          </table:table-cell>
          <table:table-cell office:value-type="float" office:value="23497" table:style-name="ce12">
            <text:p>23.497</text:p>
          </table:table-cell>
          <table:table-cell office:value-type="float" office:value="30933" table:style-name="ce12">
            <text:p>30.933</text:p>
          </table:table-cell>
          <table:table-cell office:value-type="float" office:value="28293" table:style-name="ce12">
            <text:p>28.293</text:p>
          </table:table-cell>
          <table:table-cell office:value-type="float" office:value="33758" table:style-name="ce12">
            <text:p>33.758</text:p>
          </table:table-cell>
          <table:table-cell office:value-type="float" office:value="34465" table:style-name="ce12">
            <text:p>34.465</text:p>
          </table:table-cell>
          <table:table-cell office:value-type="float" office:value="38992" table:style-name="ce12">
            <text:p>38.992</text:p>
          </table:table-cell>
          <table:table-cell office:value-type="float" office:value="36610" table:style-name="ce12">
            <text:p>36.610</text:p>
          </table:table-cell>
          <table:table-cell office:value-type="float" office:value="38648" table:style-name="ce12">
            <text:p>38.648</text:p>
          </table:table-cell>
          <table:table-cell office:value-type="float" office:value="36553" table:style-name="ce12">
            <text:p>36.553</text:p>
          </table:table-cell>
          <table:table-cell office:value-type="float" office:value="35492" table:style-name="ce12">
            <text:p>35.492</text:p>
          </table:table-cell>
          <table:table-cell office:value-type="float" office:value="35799" table:style-name="ce12">
            <text:p>35.79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45" table:style-name="ce12">
            <text:p>45</text:p>
          </table:table-cell>
          <table:table-cell office:value-type="float" office:value="54" table:style-name="ce12">
            <text:p>54</text:p>
          </table:table-cell>
          <table:table-cell office:value-type="float" office:value="56" table:style-name="ce12">
            <text:p>56</text:p>
          </table:table-cell>
          <table:table-cell office:value-type="float" office:value="59" table:style-name="ce12">
            <text:p>59</text:p>
          </table:table-cell>
          <table:table-cell office:value-type="float" office:value="48" table:style-name="ce12">
            <text:p>48</text:p>
          </table:table-cell>
          <table:table-cell office:value-type="float" office:value="30" table:style-name="ce12">
            <text:p>30</text:p>
          </table:table-cell>
          <table:table-cell office:value-type="float" office:value="47" table:style-name="ce12">
            <text:p>47</text:p>
          </table:table-cell>
          <table:table-cell office:value-type="float" office:value="46" table:style-name="ce12">
            <text:p>46</text:p>
          </table:table-cell>
          <table:table-cell office:value-type="float" office:value="28" table:style-name="ce12">
            <text:p>28</text:p>
          </table:table-cell>
          <table:table-cell office:value-type="float" office:value="38" table:style-name="ce12">
            <text:p>38</text:p>
          </table:table-cell>
          <table:table-cell office:value-type="float" office:value="40" table:style-name="ce12">
            <text:p>40</text:p>
          </table:table-cell>
          <table:table-cell office:value-type="float" office:value="42" table:style-name="ce12">
            <text:p>4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342" table:style-name="ce12">
            <text:p>342</text:p>
          </table:table-cell>
          <table:table-cell office:value-type="float" office:value="346" table:style-name="ce12">
            <text:p>346</text:p>
          </table:table-cell>
          <table:table-cell office:value-type="float" office:value="437" table:style-name="ce12">
            <text:p>437</text:p>
          </table:table-cell>
          <table:table-cell office:value-type="float" office:value="402" table:style-name="ce12">
            <text:p>402</text:p>
          </table:table-cell>
          <table:table-cell office:value-type="float" office:value="444" table:style-name="ce12">
            <text:p>444</text:p>
          </table:table-cell>
          <table:table-cell office:value-type="float" office:value="529" table:style-name="ce12">
            <text:p>529</text:p>
          </table:table-cell>
          <table:table-cell office:value-type="float" office:value="597" table:style-name="ce12">
            <text:p>597</text:p>
          </table:table-cell>
          <table:table-cell office:value-type="float" office:value="569" table:style-name="ce12">
            <text:p>569</text:p>
          </table:table-cell>
          <table:table-cell office:value-type="float" office:value="636" table:style-name="ce12">
            <text:p>636</text:p>
          </table:table-cell>
          <table:table-cell office:value-type="float" office:value="601" table:style-name="ce12">
            <text:p>601</text:p>
          </table:table-cell>
          <table:table-cell office:value-type="float" office:value="717" table:style-name="ce12">
            <text:p>717</text:p>
          </table:table-cell>
          <table:table-cell office:value-type="float" office:value="561" table:style-name="ce12">
            <text:p>56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Sol. Resolvidas em até 5 dias</text:p>
          </table:table-cell>
          <table:table-cell office:value-type="float" office:value="7538" table:style-name="ce12">
            <text:p>7.538</text:p>
          </table:table-cell>
          <table:table-cell office:value-type="float" office:value="8468" table:style-name="ce12">
            <text:p>8.468</text:p>
          </table:table-cell>
          <table:table-cell office:value-type="float" office:value="11830" table:style-name="ce12">
            <text:p>11.830</text:p>
          </table:table-cell>
          <table:table-cell office:value-type="float" office:value="12235" table:style-name="ce12">
            <text:p>12.235</text:p>
          </table:table-cell>
          <table:table-cell office:value-type="float" office:value="10859" table:style-name="ce12">
            <text:p>10.859</text:p>
          </table:table-cell>
          <table:table-cell office:value-type="float" office:value="11990" table:style-name="ce12">
            <text:p>11.990</text:p>
          </table:table-cell>
          <table:table-cell office:value-type="float" office:value="13888" table:style-name="ce12">
            <text:p>13.888</text:p>
          </table:table-cell>
          <table:table-cell office:value-type="float" office:value="12758" table:style-name="ce12">
            <text:p>12.758</text:p>
          </table:table-cell>
          <table:table-cell office:value-type="float" office:value="15079" table:style-name="ce12">
            <text:p>15.079</text:p>
          </table:table-cell>
          <table:table-cell office:value-type="float" office:value="17424" table:style-name="ce12">
            <text:p>17.424</text:p>
          </table:table-cell>
          <table:table-cell office:value-type="float" office:value="15381" table:style-name="ce12">
            <text:p>15.381</text:p>
          </table:table-cell>
          <table:table-cell office:value-type="float" office:value="14252" table:style-name="ce12">
            <text:p>14.252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481" table:style-name="ce12">
            <text:p>481</text:p>
          </table:table-cell>
          <table:table-cell office:value-type="float" office:value="453" table:style-name="ce12">
            <text:p>453</text:p>
          </table:table-cell>
          <table:table-cell office:value-type="float" office:value="490" table:style-name="ce12">
            <text:p>490</text:p>
          </table:table-cell>
          <table:table-cell office:value-type="float" office:value="684" table:style-name="ce12">
            <text:p>684</text:p>
          </table:table-cell>
          <table:table-cell office:value-type="float" office:value="826" table:style-name="ce12">
            <text:p>826</text:p>
          </table:table-cell>
          <table:table-cell office:value-type="float" office:value="834" table:style-name="ce12">
            <text:p>834</text:p>
          </table:table-cell>
          <table:table-cell office:value-type="float" office:value="712" table:style-name="ce12">
            <text:p>712</text:p>
          </table:table-cell>
          <table:table-cell office:value-type="float" office:value="605" table:style-name="ce12">
            <text:p>605</text:p>
          </table:table-cell>
          <table:table-cell office:value-type="float" office:value="582" table:style-name="ce12">
            <text:p>582</text:p>
          </table:table-cell>
          <table:table-cell office:value-type="float" office:value="650" table:style-name="ce12">
            <text:p>650</text:p>
          </table:table-cell>
          <table:table-cell office:value-type="float" office:value="692" table:style-name="ce12">
            <text:p>692</text:p>
          </table:table-cell>
          <table:table-cell office:value-type="float" office:value="705" table:style-name="ce12">
            <text:p>70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19570" table:style-name="ce12">
            <text:p>19.570</text:p>
          </table:table-cell>
          <table:table-cell office:value-type="float" office:value="17275" table:style-name="ce12">
            <text:p>17.275</text:p>
          </table:table-cell>
          <table:table-cell office:value-type="float" office:value="19198" table:style-name="ce12">
            <text:p>19.198</text:p>
          </table:table-cell>
          <table:table-cell office:value-type="float" office:value="25087" table:style-name="ce12">
            <text:p>25.087</text:p>
          </table:table-cell>
          <table:table-cell office:value-type="float" office:value="14099" table:style-name="ce12">
            <text:p>14.099</text:p>
          </table:table-cell>
          <table:table-cell office:value-type="float" office:value="33850" table:style-name="ce12">
            <text:p>33.850</text:p>
          </table:table-cell>
          <table:table-cell office:value-type="float" office:value="38190" table:style-name="ce12">
            <text:p>38.190</text:p>
          </table:table-cell>
          <table:table-cell office:value-type="float" office:value="42030" table:style-name="ce12">
            <text:p>42.030</text:p>
          </table:table-cell>
          <table:table-cell office:value-type="float" office:value="41550" table:style-name="ce12">
            <text:p>41.550</text:p>
          </table:table-cell>
          <table:table-cell office:value-type="float" office:value="39901" table:style-name="ce12">
            <text:p>39.901</text:p>
          </table:table-cell>
          <table:table-cell office:value-type="float" office:value="37710" table:style-name="ce12">
            <text:p>37.710</text:p>
          </table:table-cell>
          <table:table-cell office:value-type="float" office:value="36050" table:style-name="ce12">
            <text:p>36.05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15689" table:style-name="ce12">
            <text:p>15.689</text:p>
          </table:table-cell>
          <table:table-cell office:value-type="float" office:value="13392" table:style-name="ce12">
            <text:p>13.392</text:p>
          </table:table-cell>
          <table:table-cell office:value-type="float" office:value="12328" table:style-name="ce12">
            <text:p>12.328</text:p>
          </table:table-cell>
          <table:table-cell office:value-type="float" office:value="16435" table:style-name="ce12">
            <text:p>16.435</text:p>
          </table:table-cell>
          <table:table-cell office:value-type="float" office:value="18906" table:style-name="ce12">
            <text:p>18.906</text:p>
          </table:table-cell>
          <table:table-cell office:value-type="float" office:value="20630" table:style-name="ce12">
            <text:p>20.630</text:p>
          </table:table-cell>
          <table:table-cell office:value-type="float" office:value="18778" table:style-name="ce12">
            <text:p>18.778</text:p>
          </table:table-cell>
          <table:table-cell office:value-type="float" office:value="18050" table:style-name="ce12">
            <text:p>18.050</text:p>
          </table:table-cell>
          <table:table-cell office:value-type="float" office:value="17069" table:style-name="ce12">
            <text:p>17.069</text:p>
          </table:table-cell>
          <table:table-cell office:value-type="float" office:value="16371" table:style-name="ce12">
            <text:p>16.371</text:p>
          </table:table-cell>
          <table:table-cell office:value-type="float" office:value="15900" table:style-name="ce12">
            <text:p>15.900</text:p>
          </table:table-cell>
          <table:table-cell office:value-type="float" office:value="15905" table:style-name="ce12">
            <text:p>15.90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119704" table:style-name="ce12">
            <text:p>119.704</text:p>
          </table:table-cell>
          <table:table-cell office:value-type="float" office:value="101370" table:style-name="ce12">
            <text:p>101.370</text:p>
          </table:table-cell>
          <table:table-cell office:value-type="float" office:value="98689" table:style-name="ce12">
            <text:p>98.689</text:p>
          </table:table-cell>
          <table:table-cell office:value-type="float" office:value="133763" table:style-name="ce12">
            <text:p>133.763</text:p>
          </table:table-cell>
          <table:table-cell office:value-type="float" office:value="160900" table:style-name="ce12">
            <text:p>160.900</text:p>
          </table:table-cell>
          <table:table-cell office:value-type="float" office:value="180832" table:style-name="ce12">
            <text:p>180.832</text:p>
          </table:table-cell>
          <table:table-cell office:value-type="float" office:value="172800" table:style-name="ce12">
            <text:p>172.800</text:p>
          </table:table-cell>
          <table:table-cell office:value-type="float" office:value="176588" table:style-name="ce12">
            <text:p>176.588</text:p>
          </table:table-cell>
          <table:table-cell office:value-type="float" office:value="169680" table:style-name="ce12">
            <text:p>169.680</text:p>
          </table:table-cell>
          <table:table-cell office:value-type="float" office:value="165370" table:style-name="ce12">
            <text:p>165.370</text:p>
          </table:table-cell>
          <table:table-cell office:value-type="float" office:value="150653" table:style-name="ce12">
            <text:p>150.653</text:p>
          </table:table-cell>
          <table:table-cell office:value-type="float" office:value="142983" table:style-name="ce12">
            <text:p>142.983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126" table:style-name="ce12">
            <text:p>126</text:p>
          </table:table-cell>
          <table:table-cell office:value-type="float" office:value="130" table:style-name="ce12">
            <text:p>130</text:p>
          </table:table-cell>
          <table:table-cell office:value-type="float" office:value="149" table:style-name="ce12">
            <text:p>149</text:p>
          </table:table-cell>
          <table:table-cell office:value-type="float" office:value="180" table:style-name="ce12">
            <text:p>180</text:p>
          </table:table-cell>
          <table:table-cell office:value-type="float" office:value="196" table:style-name="ce12">
            <text:p>196</text:p>
          </table:table-cell>
          <table:table-cell office:value-type="float" office:value="196" table:style-name="ce12">
            <text:p>196</text:p>
          </table:table-cell>
          <table:table-cell office:value-type="float" office:value="156" table:style-name="ce12">
            <text:p>156</text:p>
          </table:table-cell>
          <table:table-cell office:value-type="float" office:value="141" table:style-name="ce12">
            <text:p>141</text:p>
          </table:table-cell>
          <table:table-cell office:value-type="float" office:value="136" table:style-name="ce12">
            <text:p>136</text:p>
          </table:table-cell>
          <table:table-cell office:value-type="float" office:value="156" table:style-name="ce12">
            <text:p>156</text:p>
          </table:table-cell>
          <table:table-cell office:value-type="float" office:value="145" table:style-name="ce12">
            <text:p>145</text:p>
          </table:table-cell>
          <table:table-cell office:value-type="float" office:value="151" table:style-name="ce12">
            <text:p>15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1161" table:style-name="ce12">
            <text:p>1.161</text:p>
          </table:table-cell>
          <table:table-cell office:value-type="float" office:value="1115" table:style-name="ce12">
            <text:p>1.115</text:p>
          </table:table-cell>
          <table:table-cell office:value-type="float" office:value="1090" table:style-name="ce12">
            <text:p>1.090</text:p>
          </table:table-cell>
          <table:table-cell office:value-type="float" office:value="1343" table:style-name="ce12">
            <text:p>1.343</text:p>
          </table:table-cell>
          <table:table-cell office:value-type="float" office:value="1408" table:style-name="ce12">
            <text:p>1.408</text:p>
          </table:table-cell>
          <table:table-cell office:value-type="float" office:value="1484" table:style-name="ce12">
            <text:p>1.484</text:p>
          </table:table-cell>
          <table:table-cell office:value-type="float" office:value="1589" table:style-name="ce12">
            <text:p>1.589</text:p>
          </table:table-cell>
          <table:table-cell office:value-type="float" office:value="1817" table:style-name="ce12">
            <text:p>1.817</text:p>
          </table:table-cell>
          <table:table-cell office:value-type="float" office:value="2026" table:style-name="ce12">
            <text:p>2.026</text:p>
          </table:table-cell>
          <table:table-cell office:value-type="float" office:value="2135" table:style-name="ce12">
            <text:p>2.135</text:p>
          </table:table-cell>
          <table:table-cell office:value-type="float" office:value="2113" table:style-name="ce12">
            <text:p>2.113</text:p>
          </table:table-cell>
          <table:table-cell office:value-type="float" office:value="2262" table:style-name="ce12">
            <text:p>2.26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Quantidade de Sol. Resolvidas no Período</text:p>
          </table:table-cell>
          <table:table-cell office:value-type="float" office:value="37570" table:style-name="ce12">
            <text:p>37.570</text:p>
          </table:table-cell>
          <table:table-cell office:value-type="float" office:value="31205" table:style-name="ce12">
            <text:p>31.205</text:p>
          </table:table-cell>
          <table:table-cell office:value-type="float" office:value="29771" table:style-name="ce12">
            <text:p>29.771</text:p>
          </table:table-cell>
          <table:table-cell office:value-type="float" office:value="36611" table:style-name="ce12">
            <text:p>36.611</text:p>
          </table:table-cell>
          <table:table-cell office:value-type="float" office:value="51986" table:style-name="ce12">
            <text:p>51.986</text:p>
          </table:table-cell>
          <table:table-cell office:value-type="float" office:value="53849" table:style-name="ce12">
            <text:p>53.849</text:p>
          </table:table-cell>
          <table:table-cell office:value-type="float" office:value="49111" table:style-name="ce12">
            <text:p>49.111</text:p>
          </table:table-cell>
          <table:table-cell office:value-type="float" office:value="48937" table:style-name="ce12">
            <text:p>48.937</text:p>
          </table:table-cell>
          <table:table-cell office:value-type="float" office:value="49539" table:style-name="ce12">
            <text:p>49.539</text:p>
          </table:table-cell>
          <table:table-cell office:value-type="float" office:value="53564" table:style-name="ce12">
            <text:p>53.564</text:p>
          </table:table-cell>
          <table:table-cell office:value-type="float" office:value="55750" table:style-name="ce12">
            <text:p>55.750</text:p>
          </table:table-cell>
          <table:table-cell office:value-type="float" office:value="58000" table:style-name="ce12">
            <text:p>58.000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4.4871794871794899" table:style-name="ce9">
            <text:p>4,487</text:p>
          </table:table-cell>
          <table:table-cell office:value-type="float" office:value="4.18604651162791" table:style-name="ce9">
            <text:p>4,186</text:p>
          </table:table-cell>
          <table:table-cell office:value-type="float" office:value="8.3018867924528301" table:style-name="ce9">
            <text:p>8,302</text:p>
          </table:table-cell>
          <table:table-cell office:value-type="float" office:value="5.7432432432432403" table:style-name="ce9">
            <text:p>5,743</text:p>
          </table:table-cell>
          <table:table-cell office:value-type="float" office:value="7.0175438596491198" table:style-name="ce9">
            <text:p>7,018</text:p>
          </table:table-cell>
          <table:table-cell office:value-type="float" office:value="7.4866310160427796" table:style-name="ce9">
            <text:p>7,487</text:p>
          </table:table-cell>
          <table:table-cell office:value-type="float" office:value="10.0529100529101" table:style-name="ce9">
            <text:p>10,053</text:p>
          </table:table-cell>
          <table:table-cell office:value-type="float" office:value="8.7804878048780495" table:style-name="ce9">
            <text:p>8,780</text:p>
          </table:table-cell>
          <table:table-cell office:value-type="float" office:value="7.421875" table:style-name="ce9">
            <text:p>7,422</text:p>
          </table:table-cell>
          <table:table-cell office:value-type="float" office:value="5.1948051948051903" table:style-name="ce9">
            <text:p>5,195</text:p>
          </table:table-cell>
          <table:table-cell office:value-type="float" office:value="7.7625570776255701" table:style-name="ce9">
            <text:p>7,763</text:p>
          </table:table-cell>
          <table:table-cell office:value-type="float" office:value="3.738" table:style-name="ce9">
            <text:p>3,738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Taxa de Reabertas</text:p>
          </table:table-cell>
          <table:table-cell office:value-type="float" office:value="7.20466516177577" table:style-name="ce9">
            <text:p>7,205</text:p>
          </table:table-cell>
          <table:table-cell office:value-type="float" office:value="6.2797869358003897" table:style-name="ce9">
            <text:p>6,280</text:p>
          </table:table-cell>
          <table:table-cell office:value-type="float" office:value="6.8969104337875802" table:style-name="ce9">
            <text:p>6,897</text:p>
          </table:table-cell>
          <table:table-cell office:value-type="float" office:value="7.6759884281581501" table:style-name="ce9">
            <text:p>7,676</text:p>
          </table:table-cell>
          <table:table-cell office:value-type="float" office:value="7.9876400154499798" table:style-name="ce9">
            <text:p>7,988</text:p>
          </table:table-cell>
          <table:table-cell office:value-type="float" office:value="9.42935611840098" table:style-name="ce9">
            <text:p>9,429</text:p>
          </table:table-cell>
          <table:table-cell office:value-type="float" office:value="9.3176503932544499" table:style-name="ce9">
            <text:p>9,318</text:p>
          </table:table-cell>
          <table:table-cell office:value-type="float" office:value="8.1809583858764192" table:style-name="ce9">
            <text:p>8,181</text:p>
          </table:table-cell>
          <table:table-cell office:value-type="float" office:value="7.2052576741203804" table:style-name="ce9">
            <text:p>7,205</text:p>
          </table:table-cell>
          <table:table-cell office:value-type="float" office:value="6.7622616913801501" table:style-name="ce9">
            <text:p>6,762</text:p>
          </table:table-cell>
          <table:table-cell office:value-type="float" office:value="5.85524532393603" table:style-name="ce9">
            <text:p>5,855</text:p>
          </table:table-cell>
          <table:table-cell office:value-type="float" office:value="6.1989999999999998" table:style-name="ce9">
            <text:p>6,19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Taxa de Reabertas</text:p>
          </table:table-cell>
          <table:table-cell office:value-type="float" office:value="6.1096353537792796" table:style-name="ce9">
            <text:p>6,110</text:p>
          </table:table-cell>
          <table:table-cell office:value-type="float" office:value="6.7334575955265601" table:style-name="ce9">
            <text:p>6,733</text:p>
          </table:table-cell>
          <table:table-cell office:value-type="float" office:value="7.1428571428571397" table:style-name="ce9">
            <text:p>7,143</text:p>
          </table:table-cell>
          <table:table-cell office:value-type="float" office:value="6.6000605510142298" table:style-name="ce9">
            <text:p>6,600</text:p>
          </table:table-cell>
          <table:table-cell office:value-type="float" office:value="6.03744149765991" table:style-name="ce9">
            <text:p>6,037</text:p>
          </table:table-cell>
          <table:table-cell office:value-type="float" office:value="4.9604221635883903" table:style-name="ce9">
            <text:p>4,960</text:p>
          </table:table-cell>
          <table:table-cell office:value-type="float" office:value="4.7125668449197899" table:style-name="ce9">
            <text:p>4,713</text:p>
          </table:table-cell>
          <table:table-cell office:value-type="float" office:value="5.2173913043478297" table:style-name="ce9">
            <text:p>5,217</text:p>
          </table:table-cell>
          <table:table-cell office:value-type="float" office:value="4.2699724517906299" table:style-name="ce9">
            <text:p>4,270</text:p>
          </table:table-cell>
          <table:table-cell office:value-type="float" office:value="3.76284875183554" table:style-name="ce9">
            <text:p>3,763</text:p>
          </table:table-cell>
          <table:table-cell office:value-type="float" office:value="4.3560966330606803" table:style-name="ce9">
            <text:p>4,356</text:p>
          </table:table-cell>
          <table:table-cell office:value-type="float" office:value="4.7409999999999997" table:style-name="ce9">
            <text:p>4,74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7.81178320990891" table:style-name="ce9">
            <text:p>7,812</text:p>
          </table:table-cell>
          <table:table-cell office:value-type="float" office:value="7.1282897931436304" table:style-name="ce9">
            <text:p>7,128</text:p>
          </table:table-cell>
          <table:table-cell office:value-type="float" office:value="8.9572192513369" table:style-name="ce9">
            <text:p>8,957</text:p>
          </table:table-cell>
          <table:table-cell office:value-type="float" office:value="6.8820582491296598" table:style-name="ce9">
            <text:p>6,882</text:p>
          </table:table-cell>
          <table:table-cell office:value-type="float" office:value="8.0253639367687803" table:style-name="ce9">
            <text:p>8,025</text:p>
          </table:table-cell>
          <table:table-cell office:value-type="float" office:value="7.9126278303593498" table:style-name="ce9">
            <text:p>7,913</text:p>
          </table:table-cell>
          <table:table-cell office:value-type="float" office:value="9.0141633992158106" table:style-name="ce9">
            <text:p>9,014</text:p>
          </table:table-cell>
          <table:table-cell office:value-type="float" office:value="9.2202220899443805" table:style-name="ce9">
            <text:p>9,220</text:p>
          </table:table-cell>
          <table:table-cell office:value-type="float" office:value="10.1018108987733" table:style-name="ce9">
            <text:p>10,102</text:p>
          </table:table-cell>
          <table:table-cell office:value-type="float" office:value="8.2050607376222402" table:style-name="ce9">
            <text:p>8,205</text:p>
          </table:table-cell>
          <table:table-cell office:value-type="float" office:value="8.40949810627537" table:style-name="ce9">
            <text:p>8,409</text:p>
          </table:table-cell>
          <table:table-cell office:value-type="float" office:value="8.4220000000000006" table:style-name="ce9">
            <text:p>8,42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10.4166666666667" table:style-name="ce9">
            <text:p>10,417</text:p>
          </table:table-cell>
          <table:table-cell office:value-type="float" office:value="0" table:style-name="ce9">
            <text:p>0,000</text:p>
          </table:table-cell>
          <table:table-cell office:value-type="float" office:value="15.384615384615399" table:style-name="ce9">
            <text:p>15,385</text:p>
          </table:table-cell>
          <table:table-cell office:value-type="float" office:value="10.7692307692308" table:style-name="ce9">
            <text:p>10,769</text:p>
          </table:table-cell>
          <table:table-cell office:value-type="float" office:value="10.714285714285699" table:style-name="ce9">
            <text:p>10,714</text:p>
          </table:table-cell>
          <table:table-cell office:value-type="float" office:value="9.375" table:style-name="ce9">
            <text:p>9,375</text:p>
          </table:table-cell>
          <table:table-cell office:value-type="float" office:value="11.764705882352899" table:style-name="ce9">
            <text:p>11,765</text:p>
          </table:table-cell>
          <table:table-cell office:value-type="float" office:value="13.207547169811299" table:style-name="ce9">
            <text:p>13,208</text:p>
          </table:table-cell>
          <table:table-cell office:value-type="float" office:value="8.3333333333333304" table:style-name="ce9">
            <text:p>8,333</text:p>
          </table:table-cell>
          <table:table-cell office:value-type="float" office:value="7.1428571428571397" table:style-name="ce9">
            <text:p>7,143</text:p>
          </table:table-cell>
          <table:table-cell office:value-type="float" office:value="13.7931034482759" table:style-name="ce9">
            <text:p>13,793</text:p>
          </table:table-cell>
          <table:table-cell office:value-type="float" office:value="7.843" table:style-name="ce9">
            <text:p>7,843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6.4971751412429404" table:style-name="ce9">
            <text:p>6,497</text:p>
          </table:table-cell>
          <table:table-cell office:value-type="float" office:value="5.10752688172043" table:style-name="ce9">
            <text:p>5,108</text:p>
          </table:table-cell>
          <table:table-cell office:value-type="float" office:value="6.0085836909871198" table:style-name="ce9">
            <text:p>6,009</text:p>
          </table:table-cell>
          <table:table-cell office:value-type="float" office:value="6.7599067599067597" table:style-name="ce9">
            <text:p>6,760</text:p>
          </table:table-cell>
          <table:table-cell office:value-type="float" office:value="10.9619686800895" table:style-name="ce9">
            <text:p>10,962</text:p>
          </table:table-cell>
          <table:table-cell office:value-type="float" office:value="8.0906148867313892" table:style-name="ce9">
            <text:p>8,091</text:p>
          </table:table-cell>
          <table:table-cell office:value-type="float" office:value="7.3208722741432997" table:style-name="ce9">
            <text:p>7,321</text:p>
          </table:table-cell>
          <table:table-cell office:value-type="float" office:value="6.5015479876161004" table:style-name="ce9">
            <text:p>6,502</text:p>
          </table:table-cell>
          <table:table-cell office:value-type="float" office:value="7.7540106951871701" table:style-name="ce9">
            <text:p>7,754</text:p>
          </table:table-cell>
          <table:table-cell office:value-type="float" office:value="6.5123010130246" table:style-name="ce9">
            <text:p>6,512</text:p>
          </table:table-cell>
          <table:table-cell office:value-type="float" office:value="7.8163771712158798" table:style-name="ce9">
            <text:p>7,816</text:p>
          </table:table-cell>
          <table:table-cell office:value-type="float" office:value="7.61" table:style-name="ce9">
            <text:p>7,61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8.5634432643935199" table:style-name="ce9">
            <text:p>8,563</text:p>
          </table:table-cell>
          <table:table-cell office:value-type="float" office:value="9.8418079096045208" table:style-name="ce9">
            <text:p>9,842</text:p>
          </table:table-cell>
          <table:table-cell office:value-type="float" office:value="10.488195556793601" table:style-name="ce9">
            <text:p>10,488</text:p>
          </table:table-cell>
          <table:table-cell office:value-type="float" office:value="9.5351078816638193" table:style-name="ce9">
            <text:p>9,535</text:p>
          </table:table-cell>
          <table:table-cell office:value-type="float" office:value="12.372664103083" table:style-name="ce9">
            <text:p>12,373</text:p>
          </table:table-cell>
          <table:table-cell office:value-type="float" office:value="7.9732079603271702" table:style-name="ce9">
            <text:p>7,973</text:p>
          </table:table-cell>
          <table:table-cell office:value-type="float" office:value="6.6968957098011899" table:style-name="ce9">
            <text:p>6,697</text:p>
          </table:table-cell>
          <table:table-cell office:value-type="float" office:value="7.7088452088452097" table:style-name="ce9">
            <text:p>7,709</text:p>
          </table:table-cell>
          <table:table-cell office:value-type="float" office:value="6.8619333471330997" table:style-name="ce9">
            <text:p>6,862</text:p>
          </table:table-cell>
          <table:table-cell office:value-type="float" office:value="7.7701375245579598" table:style-name="ce9">
            <text:p>7,770</text:p>
          </table:table-cell>
          <table:table-cell office:value-type="float" office:value="8.8933125302630902" table:style-name="ce9">
            <text:p>8,893</text:p>
          </table:table-cell>
          <table:table-cell office:value-type="float" office:value="8.9819999999999993" table:style-name="ce9">
            <text:p>8,982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83.3333333333333" table:style-name="ce9">
            <text:p>83,333</text:p>
          </table:table-cell>
          <table:table-cell office:value-type="float" office:value="84.259259259259295" table:style-name="ce9">
            <text:p>84,259</text:p>
          </table:table-cell>
          <table:table-cell office:value-type="float" office:value="81.2297734627832" table:style-name="ce9">
            <text:p>81,230</text:p>
          </table:table-cell>
          <table:table-cell office:value-type="float" office:value="86.868686868686893" table:style-name="ce9">
            <text:p>86,869</text:p>
          </table:table-cell>
          <table:table-cell office:value-type="float" office:value="81.140350877193001" table:style-name="ce9">
            <text:p>81,140</text:p>
          </table:table-cell>
          <table:table-cell office:value-type="float" office:value="85.714285714285694" table:style-name="ce9">
            <text:p>85,714</text:p>
          </table:table-cell>
          <table:table-cell office:value-type="float" office:value="85.185185185185205" table:style-name="ce9">
            <text:p>85,185</text:p>
          </table:table-cell>
          <table:table-cell office:value-type="float" office:value="80.975609756097597" table:style-name="ce9">
            <text:p>80,976</text:p>
          </table:table-cell>
          <table:table-cell office:value-type="float" office:value="84.765625" table:style-name="ce9">
            <text:p>84,766</text:p>
          </table:table-cell>
          <table:table-cell office:value-type="float" office:value="83.549783549783598" table:style-name="ce9">
            <text:p>83,550</text:p>
          </table:table-cell>
          <table:table-cell office:value-type="float" office:value="87.671232876712295" table:style-name="ce9">
            <text:p>87,671</text:p>
          </table:table-cell>
          <table:table-cell office:value-type="float" office:value="85.046999999999997" table:style-name="ce9">
            <text:p>85,047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85.830709390627902" table:style-name="ce9">
            <text:p>85,831</text:p>
          </table:table-cell>
          <table:table-cell office:value-type="float" office:value="85.078318219291006" table:style-name="ce9">
            <text:p>85,078</text:p>
          </table:table-cell>
          <table:table-cell office:value-type="float" office:value="82.177714518096806" table:style-name="ce9">
            <text:p>82,178</text:p>
          </table:table-cell>
          <table:table-cell office:value-type="float" office:value="80.433159073935798" table:style-name="ce9">
            <text:p>80,433</text:p>
          </table:table-cell>
          <table:table-cell office:value-type="float" office:value="76.046424560089903" table:style-name="ce9">
            <text:p>76,046</text:p>
          </table:table-cell>
          <table:table-cell office:value-type="float" office:value="75.705141731729597" table:style-name="ce9">
            <text:p>75,705</text:p>
          </table:table-cell>
          <table:table-cell office:value-type="float" office:value="78.349101878513594" table:style-name="ce9">
            <text:p>78,349</text:p>
          </table:table-cell>
          <table:table-cell office:value-type="float" office:value="84.608777135717602" table:style-name="ce9">
            <text:p>84,609</text:p>
          </table:table-cell>
          <table:table-cell office:value-type="float" office:value="85.634655199872597" table:style-name="ce9">
            <text:p>85,635</text:p>
          </table:table-cell>
          <table:table-cell office:value-type="float" office:value="86.481241914618394" table:style-name="ce9">
            <text:p>86,481</text:p>
          </table:table-cell>
          <table:table-cell office:value-type="float" office:value="86.23557821304" table:style-name="ce9">
            <text:p>86,236</text:p>
          </table:table-cell>
          <table:table-cell office:value-type="float" office:value="86.188999999999993" table:style-name="ce9">
            <text:p>86,18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86.246418338108896" table:style-name="ce9">
            <text:p>86,246</text:p>
          </table:table-cell>
          <table:table-cell office:value-type="float" office:value="86.573973495546397" table:style-name="ce9">
            <text:p>86,574</text:p>
          </table:table-cell>
          <table:table-cell office:value-type="float" office:value="85.014334115194202" table:style-name="ce9">
            <text:p>85,014</text:p>
          </table:table-cell>
          <table:table-cell office:value-type="float" office:value="86.891385767790297" table:style-name="ce9">
            <text:p>86,891</text:p>
          </table:table-cell>
          <table:table-cell office:value-type="float" office:value="86.870419460470899" table:style-name="ce9">
            <text:p>86,870</text:p>
          </table:table-cell>
          <table:table-cell office:value-type="float" office:value="88.174093983006799" table:style-name="ce9">
            <text:p>88,174</text:p>
          </table:table-cell>
          <table:table-cell office:value-type="float" office:value="88.058220310949395" table:style-name="ce9">
            <text:p>88,058</text:p>
          </table:table-cell>
          <table:table-cell office:value-type="float" office:value="85.711610486891402" table:style-name="ce9">
            <text:p>85,712</text:p>
          </table:table-cell>
          <table:table-cell office:value-type="float" office:value="86.927722579388302" table:style-name="ce9">
            <text:p>86,928</text:p>
          </table:table-cell>
          <table:table-cell office:value-type="float" office:value="86.104534693134198" table:style-name="ce9">
            <text:p>86,105</text:p>
          </table:table-cell>
          <table:table-cell office:value-type="float" office:value="86.4176570458404" table:style-name="ce9">
            <text:p>86,418</text:p>
          </table:table-cell>
          <table:table-cell office:value-type="float" office:value="87.03" table:style-name="ce9">
            <text:p>87,03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66.475045727724094" table:style-name="ce9">
            <text:p>66,475</text:p>
          </table:table-cell>
          <table:table-cell office:value-type="float" office:value="58.139304713596403" table:style-name="ce9">
            <text:p>58,139</text:p>
          </table:table-cell>
          <table:table-cell office:value-type="float" office:value="48.8264170599656" table:style-name="ce9">
            <text:p>48,826</text:p>
          </table:table-cell>
          <table:table-cell office:value-type="float" office:value="48.9930561568166" table:style-name="ce9">
            <text:p>48,993</text:p>
          </table:table-cell>
          <table:table-cell office:value-type="float" office:value="56.0643050504044" table:style-name="ce9">
            <text:p>56,064</text:p>
          </table:table-cell>
          <table:table-cell office:value-type="float" office:value="62.298904594916998" table:style-name="ce9">
            <text:p>62,299</text:p>
          </table:table-cell>
          <table:table-cell office:value-type="float" office:value="63.2689156079119" table:style-name="ce9">
            <text:p>63,269</text:p>
          </table:table-cell>
          <table:table-cell office:value-type="float" office:value="68.823551528367901" table:style-name="ce9">
            <text:p>68,824</text:p>
          </table:table-cell>
          <table:table-cell office:value-type="float" office:value="75.651339871200094" table:style-name="ce9">
            <text:p>75,651</text:p>
          </table:table-cell>
          <table:table-cell office:value-type="float" office:value="77.865115882753898" table:style-name="ce9">
            <text:p>77,865</text:p>
          </table:table-cell>
          <table:table-cell office:value-type="float" office:value="78.172767719483701" table:style-name="ce9">
            <text:p>78,173</text:p>
          </table:table-cell>
          <table:table-cell office:value-type="float" office:value="78.426000000000002" table:style-name="ce9">
            <text:p>78,426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91.836734693877602" table:style-name="ce9">
            <text:p>91,837</text:p>
          </table:table-cell>
          <table:table-cell office:value-type="float" office:value="93.103448275862107" table:style-name="ce9">
            <text:p>93,103</text:p>
          </table:table-cell>
          <table:table-cell office:value-type="float" office:value="77.7777777777778" table:style-name="ce9">
            <text:p>77,778</text:p>
          </table:table-cell>
          <table:table-cell office:value-type="float" office:value="89.393939393939405" table:style-name="ce9">
            <text:p>89,394</text:p>
          </table:table-cell>
          <table:table-cell office:value-type="float" office:value="80" table:style-name="ce9">
            <text:p>80,000</text:p>
          </table:table-cell>
          <table:table-cell office:value-type="float" office:value="90.909090909090907" table:style-name="ce9">
            <text:p>90,909</text:p>
          </table:table-cell>
          <table:table-cell office:value-type="float" office:value="92.156862745097996" table:style-name="ce9">
            <text:p>92,157</text:p>
          </table:table-cell>
          <table:table-cell office:value-type="float" office:value="83.636363636363598" table:style-name="ce9">
            <text:p>83,636</text:p>
          </table:table-cell>
          <table:table-cell office:value-type="float" office:value="54.901960784313701" table:style-name="ce9">
            <text:p>54,902</text:p>
          </table:table-cell>
          <table:table-cell office:value-type="float" office:value="90.476190476190496" table:style-name="ce9">
            <text:p>90,476</text:p>
          </table:table-cell>
          <table:table-cell office:value-type="float" office:value="68.965517241379303" table:style-name="ce9">
            <text:p>68,966</text:p>
          </table:table-cell>
          <table:table-cell office:value-type="float" office:value="80.769000000000005" table:style-name="ce9">
            <text:p>80,769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87.244897959183703" table:style-name="ce9">
            <text:p>87,245</text:p>
          </table:table-cell>
          <table:table-cell office:value-type="float" office:value="85.856079404466499" table:style-name="ce9">
            <text:p>85,856</text:p>
          </table:table-cell>
          <table:table-cell office:value-type="float" office:value="85.686274509803894" table:style-name="ce9">
            <text:p>85,686</text:p>
          </table:table-cell>
          <table:table-cell office:value-type="float" office:value="85.350318471337602" table:style-name="ce9">
            <text:p>85,350</text:p>
          </table:table-cell>
          <table:table-cell office:value-type="float" office:value="85.384615384615401" table:style-name="ce9">
            <text:p>85,385</text:p>
          </table:table-cell>
          <table:table-cell office:value-type="float" office:value="85.598705501618099" table:style-name="ce9">
            <text:p>85,599</text:p>
          </table:table-cell>
          <table:table-cell office:value-type="float" office:value="85.285714285714306" table:style-name="ce9">
            <text:p>85,286</text:p>
          </table:table-cell>
          <table:table-cell office:value-type="float" office:value="85.951661631419896" table:style-name="ce9">
            <text:p>85,952</text:p>
          </table:table-cell>
          <table:table-cell office:value-type="float" office:value="85.0267379679144" table:style-name="ce9">
            <text:p>85,027</text:p>
          </table:table-cell>
          <table:table-cell office:value-type="float" office:value="86.975397973950805" table:style-name="ce9">
            <text:p>86,975</text:p>
          </table:table-cell>
          <table:table-cell office:value-type="float" office:value="85.5608591885442" table:style-name="ce9">
            <text:p>85,561</text:p>
          </table:table-cell>
          <table:table-cell office:value-type="float" office:value="85.388000000000005" table:style-name="ce9">
            <text:p>85,388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Taxa de Resolvidas em 5 dias Úteis</text:p>
          </table:table-cell>
          <table:table-cell office:value-type="float" office:value="71.375816684026105" table:style-name="ce9">
            <text:p>71,376</text:p>
          </table:table-cell>
          <table:table-cell office:value-type="float" office:value="61.220358588779597" table:style-name="ce9">
            <text:p>61,220</text:p>
          </table:table-cell>
          <table:table-cell office:value-type="float" office:value="58.298836980090698" table:style-name="ce9">
            <text:p>58,299</text:p>
          </table:table-cell>
          <table:table-cell office:value-type="float" office:value="67.663975223979605" table:style-name="ce9">
            <text:p>67,664</text:p>
          </table:table-cell>
          <table:table-cell office:value-type="float" office:value="69.016143383754894" table:style-name="ce9">
            <text:p>69,016</text:p>
          </table:table-cell>
          <table:table-cell office:value-type="float" office:value="77.120987971955998" table:style-name="ce9">
            <text:p>77,121</text:p>
          </table:table-cell>
          <table:table-cell office:value-type="float" office:value="77.738595018192001" table:style-name="ce9">
            <text:p>77,739</text:p>
          </table:table-cell>
          <table:table-cell office:value-type="float" office:value="78.092673073391694" table:style-name="ce9">
            <text:p>78,093</text:p>
          </table:table-cell>
          <table:table-cell office:value-type="float" office:value="77.971973731837195" table:style-name="ce9">
            <text:p>77,972</text:p>
          </table:table-cell>
          <table:table-cell office:value-type="float" office:value="85.466228478932607" table:style-name="ce9">
            <text:p>85,466</text:p>
          </table:table-cell>
          <table:table-cell office:value-type="float" office:value="82.649113379903298" table:style-name="ce9">
            <text:p>82,649</text:p>
          </table:table-cell>
          <table:table-cell office:value-type="float" office:value="85.055999999999997" table:style-name="ce9">
            <text:p>85,056</text:p>
          </table:table-cell>
          <table:table-cell table:number-columns-repeated="16370"/>
        </table:table-row>
        <table:table-row table:style-name="ro4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3">
          <table:table-cell office:value-type="string" table:style-name="ce8">
            <text:p>ALGAR</text:p>
          </table:table-cell>
          <table:table-cell office:value-type="string" table:style-name="ce8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391000000000005" table:style-name="ce9">
            <text:p>99,391</text:p>
          </table:table-cell>
          <table:table-cell office:value-type="float" office:value="99.853999999999999" table:style-name="ce9">
            <text:p>99,854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EMBRATEL</text:p>
          </table:table-cell>
          <table:table-cell office:value-type="string" table:style-name="ce8">
            <text:p>Taxa de Resolvidas no Período</text:p>
          </table:table-cell>
          <table:table-cell office:value-type="float" office:value="99.856999999999999" table:style-name="ce9">
            <text:p>99,857</text:p>
          </table:table-cell>
          <table:table-cell office:value-type="float" office:value="99.781000000000006" table:style-name="ce9">
            <text:p>99,781</text:p>
          </table:table-cell>
          <table:table-cell office:value-type="float" office:value="99.322000000000003" table:style-name="ce9">
            <text:p>99,322</text:p>
          </table:table-cell>
          <table:table-cell office:value-type="float" office:value="97.888999999999996" table:style-name="ce9">
            <text:p>97,889</text:p>
          </table:table-cell>
          <table:table-cell office:value-type="float" office:value="99.331000000000003" table:style-name="ce9">
            <text:p>99,331</text:p>
          </table:table-cell>
          <table:table-cell office:value-type="float" office:value="99.058000000000007" table:style-name="ce9">
            <text:p>99,058</text:p>
          </table:table-cell>
          <table:table-cell office:value-type="float" office:value="99.653000000000006" table:style-name="ce9">
            <text:p>99,653</text:p>
          </table:table-cell>
          <table:table-cell office:value-type="float" office:value="99.710999999999999" table:style-name="ce9">
            <text:p>99,711</text:p>
          </table:table-cell>
          <table:table-cell office:value-type="float" office:value="99.882000000000005" table:style-name="ce9">
            <text:p>99,882</text:p>
          </table:table-cell>
          <table:table-cell office:value-type="float" office:value="99.87" table:style-name="ce9">
            <text:p>99,870</text:p>
          </table:table-cell>
          <table:table-cell office:value-type="float" office:value="99.882999999999996" table:style-name="ce9">
            <text:p>99,883</text:p>
          </table:table-cell>
          <table:table-cell office:value-type="float" office:value="99.805999999999997" table:style-name="ce9">
            <text:p>99,806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GVT</text:p>
          </table:table-cell>
          <table:table-cell office:value-type="string" table:style-name="ce8">
            <text:p>Taxa de Resolvidas no Período</text:p>
          </table:table-cell>
          <table:table-cell office:value-type="float" office:value="99.403999999999996" table:style-name="ce9">
            <text:p>99,404</text:p>
          </table:table-cell>
          <table:table-cell office:value-type="float" office:value="99.251000000000005" table:style-name="ce9">
            <text:p>99,251</text:p>
          </table:table-cell>
          <table:table-cell office:value-type="float" office:value="99.5" table:style-name="ce9">
            <text:p>99,500</text:p>
          </table:table-cell>
          <table:table-cell office:value-type="float" office:value="99.885000000000005" table:style-name="ce9">
            <text:p>99,885</text:p>
          </table:table-cell>
          <table:table-cell office:value-type="float" office:value="99.856999999999999" table:style-name="ce9">
            <text:p>99,857</text:p>
          </table:table-cell>
          <table:table-cell office:value-type="float" office:value="99.393000000000001" table:style-name="ce9">
            <text:p>99,393</text:p>
          </table:table-cell>
          <table:table-cell office:value-type="float" office:value="99.613" table:style-name="ce9">
            <text:p>99,613</text:p>
          </table:table-cell>
          <table:table-cell office:value-type="float" office:value="99.04" table:style-name="ce9">
            <text:p>99,040</text:p>
          </table:table-cell>
          <table:table-cell office:value-type="float" office:value="99.557000000000002" table:style-name="ce9">
            <text:p>99,557</text:p>
          </table:table-cell>
          <table:table-cell office:value-type="float" office:value="99.194000000000003" table:style-name="ce9">
            <text:p>99,194</text:p>
          </table:table-cell>
          <table:table-cell office:value-type="float" office:value="99.655000000000001" table:style-name="ce9">
            <text:p>99,655</text:p>
          </table:table-cell>
          <table:table-cell office:value-type="float" office:value="99.912000000000006" table:style-name="ce9">
            <text:p>99,912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OI</text:p>
          </table:table-cell>
          <table:table-cell office:value-type="string" table:style-name="ce8">
            <text:p>Taxa de Resolvidas no Período</text:p>
          </table:table-cell>
          <table:table-cell office:value-type="float" office:value="99.597999999999999" table:style-name="ce9">
            <text:p>99,598</text:p>
          </table:table-cell>
          <table:table-cell office:value-type="float" office:value="99.466999999999999" table:style-name="ce9">
            <text:p>99,467</text:p>
          </table:table-cell>
          <table:table-cell office:value-type="float" office:value="99.372" table:style-name="ce9">
            <text:p>99,372</text:p>
          </table:table-cell>
          <table:table-cell office:value-type="float" office:value="99.498999999999995" table:style-name="ce9">
            <text:p>99,499</text:p>
          </table:table-cell>
          <table:table-cell office:value-type="float" office:value="99.596999999999994" table:style-name="ce9">
            <text:p>99,597</text:p>
          </table:table-cell>
          <table:table-cell office:value-type="float" office:value="99.686999999999998" table:style-name="ce9">
            <text:p>99,687</text:p>
          </table:table-cell>
          <table:table-cell office:value-type="float" office:value="99.69" table:style-name="ce9">
            <text:p>99,690</text:p>
          </table:table-cell>
          <table:table-cell office:value-type="float" office:value="99.635999999999996" table:style-name="ce9">
            <text:p>99,636</text:p>
          </table:table-cell>
          <table:table-cell office:value-type="float" office:value="99.724000000000004" table:style-name="ce9">
            <text:p>99,724</text:p>
          </table:table-cell>
          <table:table-cell office:value-type="float" office:value="99.674999999999997" table:style-name="ce9">
            <text:p>99,675</text:p>
          </table:table-cell>
          <table:table-cell office:value-type="float" office:value="99.623999999999995" table:style-name="ce9">
            <text:p>99,624</text:p>
          </table:table-cell>
          <table:table-cell office:value-type="float" office:value="99.685000000000002" table:style-name="ce9">
            <text:p>99,685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SERCOMTEL</text:p>
          </table:table-cell>
          <table:table-cell office:value-type="string" table:style-name="ce8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27" table:style-name="ce9">
            <text:p>99,270</text:p>
          </table:table-cell>
          <table:table-cell office:value-type="float" office:value="100" table:style-name="ce9">
            <text:p>100,000</text:p>
          </table:table-cell>
          <table:table-cell office:value-type="float" office:value="98.638999999999996" table:style-name="ce9">
            <text:p>98,639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TIM</text:p>
          </table:table-cell>
          <table:table-cell office:value-type="string" table:style-name="ce8">
            <text:p>Taxa de Resolv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99.820999999999998" table:style-name="ce9">
            <text:p>99,821</text:p>
          </table:table-cell>
          <table:table-cell office:value-type="float" office:value="99.271000000000001" table:style-name="ce9">
            <text:p>99,271</text:p>
          </table:table-cell>
          <table:table-cell office:value-type="float" office:value="99.408000000000001" table:style-name="ce9">
            <text:p>99,408</text:p>
          </table:table-cell>
          <table:table-cell office:value-type="float" office:value="99.787000000000006" table:style-name="ce9">
            <text:p>99,787</text:p>
          </table:table-cell>
          <table:table-cell office:value-type="float" office:value="99.933000000000007" table:style-name="ce9">
            <text:p>99,933</text:p>
          </table:table-cell>
          <table:table-cell office:value-type="float" office:value="99.936999999999998" table:style-name="ce9">
            <text:p>99,937</text:p>
          </table:table-cell>
          <table:table-cell office:value-type="float" office:value="99.453000000000003" table:style-name="ce9">
            <text:p>99,453</text:p>
          </table:table-cell>
          <table:table-cell office:value-type="float" office:value="99.900999999999996" table:style-name="ce9">
            <text:p>99,901</text:p>
          </table:table-cell>
          <table:table-cell office:value-type="float" office:value="99.766000000000005" table:style-name="ce9">
            <text:p>99,766</text:p>
          </table:table-cell>
          <table:table-cell office:value-type="float" office:value="99.905000000000001" table:style-name="ce9">
            <text:p>99,905</text:p>
          </table:table-cell>
          <table:table-cell office:value-type="float" office:value="99.340999999999994" table:style-name="ce9">
            <text:p>99,341</text:p>
          </table:table-cell>
          <table:table-cell table:number-columns-repeated="16370"/>
        </table:table-row>
        <table:table-row table:style-name="ro3">
          <table:table-cell office:value-type="string" table:style-name="ce8">
            <text:p>VIVO</text:p>
          </table:table-cell>
          <table:table-cell office:value-type="string" table:style-name="ce8">
            <text:p>Taxa de Resolvidas no Período</text:p>
          </table:table-cell>
          <table:table-cell office:value-type="float" office:value="99.257999999999996" table:style-name="ce9">
            <text:p>99,258</text:p>
          </table:table-cell>
          <table:table-cell office:value-type="float" office:value="96.49" table:style-name="ce9">
            <text:p>96,490</text:p>
          </table:table-cell>
          <table:table-cell office:value-type="float" office:value="90.757000000000005" table:style-name="ce9">
            <text:p>90,757</text:p>
          </table:table-cell>
          <table:table-cell office:value-type="float" office:value="81.897999999999996" table:style-name="ce9">
            <text:p>81,898</text:p>
          </table:table-cell>
          <table:table-cell office:value-type="float" office:value="99.613" table:style-name="ce9">
            <text:p>99,613</text:p>
          </table:table-cell>
          <table:table-cell office:value-type="float" office:value="99.516000000000005" table:style-name="ce9">
            <text:p>99,516</text:p>
          </table:table-cell>
          <table:table-cell office:value-type="float" office:value="99.471000000000004" table:style-name="ce9">
            <text:p>99,471</text:p>
          </table:table-cell>
          <table:table-cell office:value-type="float" office:value="99.506" table:style-name="ce9">
            <text:p>99,506</text:p>
          </table:table-cell>
          <table:table-cell office:value-type="float" office:value="99.52" table:style-name="ce9">
            <text:p>99,520</text:p>
          </table:table-cell>
          <table:table-cell office:value-type="float" office:value="99.995999999999995" table:style-name="ce9">
            <text:p>99,996</text:p>
          </table:table-cell>
          <table:table-cell office:value-type="float" office:value="99.415000000000006" table:style-name="ce9">
            <text:p>99,415</text:p>
          </table:table-cell>
          <table:table-cell office:value-type="float" office:value="99.415999999999997" table:style-name="ce9">
            <text:p>99,416</text:p>
          </table:table-cell>
          <table:table-cell table:number-columns-repeated="16370"/>
        </table:table-row>
        <table:table-row table:number-rows-repeated="10484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01-09T18:59:09Z</dc:date>
    <meta:print-date>2015-03-19T19:01:43Z</meta:print-date>
    <meta:editing-cycles>6</meta:editing-cycles>
    <meta:editing-duration>PT0S</meta:editing-duration>
    <meta:user-defined meta:name="ContentTypeId">0x0101002A45CBFE0405274DA36A8417DAB47682</meta:user-defined>
  </office:meta>
</office:document-meta>
</file>